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T2_217" style:family="text"/>
    <style:style style:name="T2_218" style:family="text"/>
    <style:style style:name="T2_219" style:family="text"/>
    <style:style style:name="T2_220" style:family="text"/>
    <style:style style:name="T2_221" style:family="text"/>
    <style:style style:name="T2_222" style:family="text"/>
    <style:style style:name="T2_223" style:family="text"/>
    <style:style style:name="T2_224" style:family="text"/>
    <style:style style:name="T2_225" style:family="text"/>
    <style:style style:name="T2_226" style:family="text"/>
    <style:style style:name="T2_227" style:family="text"/>
    <style:style style:name="T2_228" style:family="text"/>
    <style:style style:name="T2_229" style:family="text"/>
    <style:style style:name="T2_230" style:family="text"/>
    <style:style style:name="T2_231" style:family="text"/>
    <style:style style:name="T2_232" style:family="text"/>
    <style:style style:name="T2_233" style:family="text"/>
    <style:style style:name="T2_234" style:family="text"/>
    <style:style style:name="T2_235" style:family="text"/>
    <style:style style:name="T2_236" style:family="text"/>
    <style:style style:name="T2_237" style:family="text"/>
    <style:style style:name="T2_238" style:family="text"/>
    <style:style style:name="T2_239" style:family="text"/>
    <style:style style:name="T2_240" style:family="text"/>
    <style:style style:name="T2_241" style:family="text"/>
    <style:style style:name="T2_242" style:family="text"/>
    <style:style style:name="T2_243" style:family="text"/>
    <style:style style:name="T2_244" style:family="text"/>
    <style:style style:name="T2_245" style:family="text"/>
    <style:style style:name="T2_246" style:family="text"/>
    <style:style style:name="T2_247" style:family="text"/>
    <style:style style:name="T2_248" style:family="text"/>
    <style:style style:name="T2_249" style:family="text"/>
    <style:style style:name="T2_250" style:family="text"/>
    <style:style style:name="T2_251" style:family="text"/>
    <style:style style:name="T2_252" style:family="text"/>
    <style:style style:name="T2_253" style:family="text"/>
    <style:style style:name="T2_254" style:family="text"/>
    <style:style style:name="T2_255" style:family="text"/>
    <style:style style:name="T2_256" style:family="text"/>
    <style:style style:name="T2_257" style:family="text"/>
    <style:style style:name="T2_258" style:family="text"/>
    <style:style style:name="T2_259" style:family="text"/>
    <style:style style:name="T2_260" style:family="text"/>
    <style:style style:name="T2_261" style:family="text"/>
    <style:style style:name="T2_262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T5_301" style:family="text"/>
    <style:style style:name="T5_302" style:family="text"/>
    <style:style style:name="T5_303" style:family="text"/>
    <style:style style:name="T5_304" style:family="text"/>
    <style:style style:name="T5_305" style:family="text"/>
    <style:style style:name="T5_306" style:family="text"/>
    <style:style style:name="T5_307" style:family="text"/>
    <style:style style:name="T5_308" style:family="text"/>
    <style:style style:name="T5_309" style:family="text"/>
    <style:style style:name="T5_310" style:family="text"/>
    <style:style style:name="T5_311" style:family="text"/>
    <style:style style:name="T5_312" style:family="text"/>
    <style:style style:name="T5_313" style:family="text"/>
    <style:style style:name="T5_314" style:family="text"/>
    <style:style style:name="T5_315" style:family="text"/>
    <style:style style:name="T5_316" style:family="text"/>
    <style:style style:name="T5_317" style:family="text"/>
    <style:style style:name="T5_318" style:family="text"/>
    <style:style style:name="T5_319" style:family="text"/>
    <style:style style:name="T5_320" style:family="text"/>
    <style:style style:name="T5_321" style:family="text"/>
    <style:style style:name="T5_322" style:family="text"/>
    <style:style style:name="T5_323" style:family="text"/>
    <style:style style:name="T5_324" style:family="text"/>
    <style:style style:name="T5_325" style:family="text"/>
    <style:style style:name="T5_326" style:family="text"/>
    <style:style style:name="T5_327" style:family="text"/>
    <style:style style:name="T5_328" style:family="text"/>
    <style:style style:name="T5_329" style:family="text"/>
    <style:style style:name="T5_330" style:family="text"/>
    <style:style style:name="T5_331" style:family="text"/>
    <style:style style:name="T5_332" style:family="text"/>
    <style:style style:name="T5_333" style:family="text"/>
    <style:style style:name="T5_334" style:family="text"/>
    <style:style style:name="T5_335" style:family="text"/>
    <style:style style:name="T5_336" style:family="text"/>
    <style:style style:name="T5_337" style:family="text"/>
    <style:style style:name="T5_338" style:family="text"/>
    <style:style style:name="T5_339" style:family="text"/>
    <style:style style:name="T5_340" style:family="text"/>
    <style:style style:name="T5_341" style:family="text"/>
    <style:style style:name="T5_342" style:family="text"/>
    <style:style style:name="T5_343" style:family="text"/>
    <style:style style:name="T5_344" style:family="text"/>
    <style:style style:name="T5_345" style:family="text"/>
    <style:style style:name="T5_346" style:family="text"/>
    <style:style style:name="T5_347" style:family="text"/>
    <style:style style:name="T5_348" style:family="text"/>
    <style:style style:name="T5_349" style:family="text"/>
    <style:style style:name="T5_350" style:family="text"/>
    <style:style style:name="T5_351" style:family="text"/>
    <style:style style:name="T5_352" style:family="text"/>
    <style:style style:name="T5_353" style:family="text"/>
    <style:style style:name="T5_354" style:family="text"/>
    <style:style style:name="T5_355" style:family="text"/>
    <style:style style:name="T5_356" style:family="text"/>
    <style:style style:name="T5_357" style:family="text"/>
    <style:style style:name="T5_358" style:family="text"/>
    <style:style style:name="T5_359" style:family="text"/>
    <style:style style:name="T5_360" style:family="text"/>
    <style:style style:name="T5_361" style:family="text"/>
    <style:style style:name="T5_362" style:family="text"/>
    <style:style style:name="T5_363" style:family="text"/>
    <style:style style:name="T5_364" style:family="text"/>
    <style:style style:name="T5_365" style:family="text"/>
    <style:style style:name="T5_366" style:family="text"/>
    <style:style style:name="T5_367" style:family="text"/>
    <style:style style:name="T5_368" style:family="text"/>
    <style:style style:name="T5_369" style:family="text"/>
    <style:style style:name="T5_370" style:family="text"/>
    <style:style style:name="T5_371" style:family="text"/>
    <style:style style:name="T5_372" style:family="text"/>
    <style:style style:name="T5_373" style:family="text"/>
    <style:style style:name="T5_374" style:family="text"/>
    <style:style style:name="T5_375" style:family="text"/>
    <style:style style:name="T5_376" style:family="text"/>
    <style:style style:name="T5_377" style:family="text"/>
    <style:style style:name="T5_378" style:family="text"/>
    <style:style style:name="T5_379" style:family="text"/>
    <style:style style:name="T5_380" style:family="text"/>
    <style:style style:name="T5_381" style:family="text"/>
    <style:style style:name="T5_382" style:family="text"/>
    <style:style style:name="T5_383" style:family="text"/>
    <style:style style:name="T5_384" style:family="text"/>
    <style:style style:name="T5_385" style:family="text"/>
    <style:style style:name="T5_386" style:family="text"/>
    <style:style style:name="T5_387" style:family="text"/>
    <style:style style:name="T5_388" style:family="text"/>
    <style:style style:name="T5_389" style:family="text"/>
    <style:style style:name="T5_390" style:family="text"/>
    <style:style style:name="T5_391" style:family="text"/>
    <style:style style:name="T5_392" style:family="text"/>
    <style:style style:name="T5_393" style:family="text"/>
    <style:style style:name="T5_394" style:family="text"/>
    <style:style style:name="T5_395" style:family="text"/>
    <style:style style:name="T5_396" style:family="text"/>
    <style:style style:name="T5_397" style:family="text"/>
    <style:style style:name="T5_398" style:family="text"/>
    <style:style style:name="T5_399" style:family="text"/>
    <style:style style:name="T5_400" style:family="text"/>
    <style:style style:name="T5_401" style:family="text"/>
    <style:style style:name="T5_402" style:family="text"/>
    <style:style style:name="T5_403" style:family="text"/>
    <style:style style:name="T5_404" style:family="text"/>
    <style:style style:name="T5_405" style:family="text"/>
    <style:style style:name="T5_406" style:family="text"/>
    <style:style style:name="T5_407" style:family="text"/>
    <style:style style:name="T5_408" style:family="text"/>
    <style:style style:name="T5_409" style:family="text"/>
    <style:style style:name="T5_410" style:family="text"/>
    <style:style style:name="T5_411" style:family="text"/>
    <style:style style:name="T5_412" style:family="text"/>
    <style:style style:name="T5_413" style:family="text"/>
    <style:style style:name="T5_414" style:family="text"/>
    <style:style style:name="T5_415" style:family="text"/>
    <style:style style:name="T5_416" style:family="text"/>
    <style:style style:name="T5_417" style:family="text"/>
    <style:style style:name="T5_418" style:family="text"/>
    <style:style style:name="T5_419" style:family="text"/>
    <style:style style:name="T5_420" style:family="text"/>
    <style:style style:name="T5_421" style:family="text"/>
    <style:style style:name="T5_422" style:family="text"/>
    <style:style style:name="T5_423" style:family="text"/>
    <style:style style:name="T5_424" style:family="text"/>
    <style:style style:name="T5_425" style:family="text"/>
    <style:style style:name="T5_426" style:family="text"/>
    <style:style style:name="T5_427" style:family="text"/>
    <style:style style:name="T5_428" style:family="text"/>
    <style:style style:name="T5_429" style:family="text"/>
    <style:style style:name="T5_430" style:family="text"/>
    <style:style style:name="T5_431" style:family="text"/>
    <style:style style:name="T5_432" style:family="text"/>
    <style:style style:name="T5_433" style:family="text"/>
    <style:style style:name="T5_434" style:family="text"/>
    <style:style style:name="T5_435" style:family="text"/>
    <style:style style:name="T5_436" style:family="text"/>
    <style:style style:name="T5_437" style:family="text"/>
    <style:style style:name="T5_438" style:family="text"/>
    <style:style style:name="T5_439" style:family="text"/>
    <style:style style:name="T5_440" style:family="text"/>
    <style:style style:name="T5_441" style:family="text"/>
    <style:style style:name="T5_442" style:family="text"/>
    <style:style style:name="T5_443" style:family="text"/>
    <style:style style:name="T5_444" style:family="text"/>
    <style:style style:name="T5_445" style:family="text"/>
    <style:style style:name="T5_446" style:family="text"/>
    <style:style style:name="T5_447" style:family="text"/>
    <style:style style:name="T5_448" style:family="text"/>
    <style:style style:name="T5_449" style:family="text"/>
    <style:style style:name="T5_450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T13_209" style:family="text"/>
    <style:style style:name="T13_210" style:family="text"/>
    <style:style style:name="T13_211" style:family="text"/>
    <style:style style:name="T13_212" style:family="text"/>
    <style:style style:name="T13_213" style:family="text"/>
    <style:style style:name="T13_214" style:family="text"/>
    <style:style style:name="T13_215" style:family="text"/>
    <style:style style:name="T13_216" style:family="text"/>
    <style:style style:name="T13_217" style:family="text"/>
    <style:style style:name="T13_218" style:family="text"/>
    <style:style style:name="T13_219" style:family="text"/>
    <style:style style:name="T13_220" style:family="text"/>
    <style:style style:name="T13_221" style:family="text"/>
    <style:style style:name="T13_222" style:family="text"/>
    <style:style style:name="T13_223" style:family="text"/>
    <style:style style:name="T13_224" style:family="text"/>
    <style:style style:name="T13_225" style:family="text"/>
    <style:style style:name="T13_226" style:family="text"/>
    <style:style style:name="T13_227" style:family="text"/>
    <style:style style:name="T13_228" style:family="text"/>
    <style:style style:name="T13_229" style:family="text"/>
    <style:style style:name="T13_230" style:family="text"/>
    <style:style style:name="T13_231" style:family="text"/>
    <style:style style:name="T13_232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P15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p text:style-name="P1"><text:span text:style-name="T1_1">Cahan</text:span></text:p>
      <text:p text:style-name="P2"><text:span text:style-name="T2_1">Cóż</text:span><text:span text:style-name="T2_2">,<text:s/></text:span><text:span text:style-name="T2_3">oglądałam</text:span><text:span text:style-name="T2_4"><text:s/></text:span><text:span text:style-name="T2_5">wszystkie</text:span><text:span text:style-name="T2_6"><text:s/></text:span><text:span text:style-name="T2_7">Equestriańskie</text:span><text:span text:style-name="T2_8"><text:s/></text:span><text:span text:style-name="T2_9">Dziewczyny</text:span><text:span text:style-name="T2_10"><text:s/></text:span><text:span text:style-name="T2_11">i</text:span><text:span text:style-name="T2_12"><text:s/></text:span><text:span text:style-name="T2_13">powiem</text:span><text:span text:style-name="T2_14">,<text:s/></text:span><text:span text:style-name="T2_15">że</text:span><text:span text:style-name="T2_16"><text:s/></text:span><text:span text:style-name="T2_17">te</text:span><text:span text:style-name="T2_18"><text:s/></text:span><text:span text:style-name="T2_19">były</text:span><text:span text:style-name="T2_20"><text:s/></text:span><text:span text:style-name="T2_21">jednocześnie</text:span><text:span text:style-name="T2_22"><text:s/></text:span><text:span text:style-name="T2_23">najlepsze</text:span><text:span text:style-name="T2_24"><text:s/></text:span><text:span text:style-name="T2_25">i</text:span><text:span text:style-name="T2_26"><text:s/></text:span><text:span text:style-name="T2_27">najgorsze</text:span><text:span text:style-name="T2_28">.<text:s/></text:span><text:span text:style-name="T2_29">Z</text:span><text:span text:style-name="T2_30"><text:s/></text:span><text:span text:style-name="T2_31">jednej</text:span><text:span text:style-name="T2_32"><text:s/></text:span><text:span text:style-name="T2_33">strony</text:span><text:span text:style-name="T2_34"><text:s/></text:span><text:span text:style-name="T2_35">mamy</text:span><text:span text:style-name="T2_36"><text:s/></text:span><text:span text:style-name="T2_37">w</text:span><text:span text:style-name="T2_38"><text:s/></text:span><text:span text:style-name="T2_39">końcu</text:span><text:span text:style-name="T2_40"><text:s/></text:span><text:span text:style-name="T2_41">ciekawą</text:span><text:span text:style-name="T2_42"><text:s/></text:span><text:span text:style-name="T2_43">i</text:span><text:span text:style-name="T2_44"><text:s/></text:span><text:span text:style-name="T2_45">sensowną</text:span><text:span text:style-name="T2_46"><text:s/></text:span><text:span text:style-name="T2_47">fabułę</text:span><text:span text:style-name="T2_48">,<text:s/></text:span><text:span text:style-name="T2_49">która</text:span><text:span text:style-name="T2_50"><text:s/></text:span><text:span text:style-name="T2_51">toczyła</text:span><text:span text:style-name="T2_52"><text:s/></text:span><text:span text:style-name="T2_53">się</text:span><text:span text:style-name="T2_54"><text:s/></text:span><text:span text:style-name="T2_55">odpowiednim</text:span><text:span text:style-name="T2_56"><text:s/></text:span><text:span text:style-name="T2_57">tempem</text:span><text:span text:style-name="T2_58">.<text:s/></text:span><text:span text:style-name="T2_59">Z</text:span><text:span text:style-name="T2_60"><text:s/></text:span><text:span text:style-name="T2_61">drugiej</text:span><text:span text:style-name="T2_62"><text:s/></text:span><text:span text:style-name="T2_63">zaś</text:span><text:span text:style-name="T2_64"><text:s/></text:span><text:span text:style-name="T2_65">finałową</text:span><text:span text:style-name="T2_66"><text:s/></text:span><text:span text:style-name="T2_67">walkę</text:span><text:span text:style-name="T2_68">,<text:s/></text:span><text:span text:style-name="T2_69">która</text:span><text:span text:style-name="T2_70"><text:s/></text:span><text:span text:style-name="T2_71">wyszła</text:span><text:span text:style-name="T2_72"><text:s/></text:span><text:span text:style-name="T2_73">tragicznie</text:span><text:span text:style-name="T2_74">.<text:s/></text:span><text:span text:style-name="T2_75">Przede</text:span><text:span text:style-name="T2_76"><text:s/></text:span><text:span text:style-name="T2_77">wszystkim</text:span><text:span text:style-name="T2_78"><text:s/></text:span><text:span text:style-name="T2_79">określiłabym</text:span><text:span text:style-name="T2_80"><text:s/></text:span><text:span text:style-name="T2_81">ją</text:span><text:span text:style-name="T2_82"><text:s/></text:span><text:span text:style-name="T2_83">mianem</text:span><text:span text:style-name="T2_84"><text:s/></text:span><text:span text:style-name="T2_85">za</text:span><text:span text:style-name="T2_86"><text:s/></text:span><text:span text:style-name="T2_87">krótkiej</text:span><text:span text:style-name="T2_88">,<text:s/></text:span><text:span text:style-name="T2_89">oklepanej</text:span><text:span text:style-name="T2_90"><text:s/></text:span><text:span text:style-name="T2_91">i</text:span><text:span text:style-name="T2_92"><text:s/></text:span><text:span text:style-name="T2_93">szkaradnej</text:span><text:span text:style-name="T2_94"><text:s/></text:span><text:span text:style-name="T2_95">graficznie</text:span><text:span text:style-name="T2_96">.<text:s/></text:span><text:span text:style-name="T2_97">Midnight</text:span><text:span text:style-name="T2_98"><text:s/></text:span><text:span text:style-name="T2_99">Sparkle</text:span><text:span text:style-name="T2_100"><text:s/></text:span><text:span text:style-name="T2_101">wyglądała</text:span><text:span text:style-name="T2_102"><text:s/></text:span><text:span text:style-name="T2_103">tak</text:span><text:span text:style-name="T2_104">,<text:s/></text:span><text:span text:style-name="T2_105">że</text:span><text:span text:style-name="T2_106"><text:s/></text:span><text:span text:style-name="T2_107">wypalała</text:span><text:span text:style-name="T2_108"><text:s/></text:span><text:span text:style-name="T2_109">oczy</text:span><text:span text:style-name="T2_110">,<text:s/></text:span><text:span text:style-name="T2_111">zaś</text:span><text:span text:style-name="T2_112"><text:s/></text:span><text:span text:style-name="T2_113">ulepszona</text:span><text:span text:style-name="T2_114"><text:s/></text:span><text:span text:style-name="T2_115">Sunset</text:span><text:span text:style-name="T2_116">…<text:s/></text:span><text:span text:style-name="T2_117">Dlaczego</text:span><text:span text:style-name="T2_118"><text:s/></text:span><text:span text:style-name="T2_119">wyrósł</text:span><text:span text:style-name="T2_120"><text:s/></text:span><text:span text:style-name="T2_121">jej</text:span><text:span text:style-name="T2_122"><text:s/></text:span><text:span text:style-name="T2_123">róg</text:span><text:span text:style-name="T2_124"><text:s/></text:span><text:span text:style-name="T2_125">Celestii</text:span><text:span text:style-name="T2_126">?!<text:s/></text:span><text:span text:style-name="T2_127">I</text:span><text:span text:style-name="T2_128"><text:s/></text:span><text:span text:style-name="T2_129">czemu</text:span><text:span text:style-name="T2_130"><text:s/></text:span><text:span text:style-name="T2_131">miała</text:span><text:span text:style-name="T2_132"><text:s/></text:span><text:span text:style-name="T2_133">tak</text:span><text:span text:style-name="T2_134"><text:s/></text:span><text:span text:style-name="T2_135">dziwaczne</text:span><text:span text:style-name="T2_136"><text:s/></text:span><text:span text:style-name="T2_137">skrzydła</text:span><text:span text:style-name="T2_138">?!<text:s/></text:span><text:span text:style-name="T2_139">Sama</text:span><text:span text:style-name="T2_140"><text:s/></text:span><text:span text:style-name="T2_141">scena</text:span><text:span text:style-name="T2_142"><text:s/></text:span><text:span text:style-name="T2_143">przywodziła</text:span><text:span text:style-name="T2_144"><text:s/></text:span><text:span text:style-name="T2_145">na</text:span><text:span text:style-name="T2_146"><text:s/></text:span><text:span text:style-name="T2_147">myśl</text:span><text:span text:style-name="T2_148"><text:s/></text:span><text:span text:style-name="T2_149">jakąś</text:span><text:span text:style-name="T2_150"><text:s/></text:span><text:span text:style-name="T2_151">kiepską</text:span><text:span text:style-name="T2_152"><text:s/></text:span><text:span text:style-name="T2_153">chińską</text:span><text:span text:style-name="T2_154"><text:s/></text:span><text:span text:style-name="T2_155">bajkę</text:span><text:span text:style-name="T2_156"><text:s/></text:span><text:span text:style-name="T2_157">oraz</text:span><text:span text:style-name="T2_158"><text:s/></text:span><text:span text:style-name="T2_159">pierwszą</text:span><text:span text:style-name="T2_160"><text:s/></text:span><text:span text:style-name="T2_161">część</text:span><text:span text:style-name="T2_162"><text:s/></text:span><text:span text:style-name="T2_163">Equestria</text:span><text:span text:style-name="T2_164"><text:s/></text:span><text:span text:style-name="T2_165">Girls</text:span><text:span text:style-name="T2_166">,<text:s/></text:span><text:span text:style-name="T2_167">gdzie</text:span><text:span text:style-name="T2_168"><text:s/></text:span><text:span text:style-name="T2_169">sukkuby</text:span><text:span text:style-name="T2_170"><text:s/></text:span><text:span text:style-name="T2_171">co</text:span><text:span text:style-name="T2_172"><text:s/></text:span><text:span text:style-name="T2_173">prawda</text:span><text:span text:style-name="T2_174"><text:s/></text:span><text:span text:style-name="T2_175">również</text:span><text:span text:style-name="T2_176"><text:s/></text:span><text:span text:style-name="T2_177">graficznie</text:span><text:span text:style-name="T2_178"><text:s/></text:span><text:span text:style-name="T2_179">bolały</text:span><text:span text:style-name="T2_180">,<text:s/></text:span><text:span text:style-name="T2_181">ale</text:span><text:span text:style-name="T2_182"><text:s/></text:span><text:span text:style-name="T2_183">przynajmniej</text:span><text:span text:style-name="T2_184"><text:s/></text:span><text:span text:style-name="T2_185">ich</text:span><text:span text:style-name="T2_186"><text:s/></text:span><text:span text:style-name="T2_187">zachowanie</text:span><text:span text:style-name="T2_188"><text:s/></text:span><text:span text:style-name="T2_189">lepiej</text:span><text:span text:style-name="T2_190"><text:s/></text:span><text:span text:style-name="T2_191">pasowało</text:span><text:span text:style-name="T2_192"><text:s/></text:span><text:span text:style-name="T2_193">do</text:span><text:span text:style-name="T2_194"><text:s/></text:span><text:span text:style-name="T2_195">postaci</text:span><text:span text:style-name="T2_196">.<text:s/></text:span><text:span text:style-name="T2_197">Na</text:span><text:span text:style-name="T2_198"><text:s/></text:span><text:span text:style-name="T2_199">wielki</text:span><text:span text:style-name="T2_200"><text:s/></text:span><text:span text:style-name="T2_201">plus</text:span><text:span text:style-name="T2_202"><text:s/></text:span><text:span text:style-name="T2_203">szkoła</text:span><text:span text:style-name="T2_204"><text:s/></text:span><text:span text:style-name="T2_205">Crystal</text:span><text:span text:style-name="T2_206"><text:s/></text:span><text:span text:style-name="T2_207">Prep</text:span><text:span text:style-name="T2_208">.<text:s/></text:span><text:span text:style-name="T2_209">Ładny</text:span><text:span text:style-name="T2_210"><text:s/></text:span><text:span text:style-name="T2_211">wygląd</text:span><text:span text:style-name="T2_212"><text:s/></text:span><text:span text:style-name="T2_213">postaci</text:span><text:span text:style-name="T2_214">,<text:s/></text:span><text:span text:style-name="T2_215">a</text:span><text:span text:style-name="T2_216"><text:s/></text:span><text:span text:style-name="T2_217">charaktery</text:span><text:span text:style-name="T2_218"><text:s/></text:span><text:span text:style-name="T2_219">nie</text:span><text:span text:style-name="T2_220"><text:s/></text:span><text:span text:style-name="T2_221">były</text:span><text:span text:style-name="T2_222"><text:s/></text:span><text:span text:style-name="T2_223">tworami</text:span><text:span text:style-name="T2_224"><text:s/></text:span><text:span text:style-name="T2_225">mane</text:span><text:span text:style-name="T2_226"><text:s/></text:span><text:span text:style-name="T2_227">six</text:span><text:span text:style-name="T2_228"><text:s/></text:span><text:span text:style-name="T2_229">podobnymi</text:span><text:span text:style-name="T2_230">.<text:s/></text:span><text:span text:style-name="T2_231">Piosenki</text:span><text:span text:style-name="T2_232"><text:s/></text:span><text:span text:style-name="T2_233">może</text:span><text:span text:style-name="T2_234"><text:s/></text:span><text:span text:style-name="T2_235">nie</text:span><text:span text:style-name="T2_236"><text:s/></text:span><text:span text:style-name="T2_237">miażdżyły</text:span><text:span text:style-name="T2_238"><text:s/></text:span><text:span text:style-name="T2_239">tak</text:span><text:span text:style-name="T2_240"><text:s/></text:span><text:span text:style-name="T2_241">jak</text:span><text:span text:style-name="T2_242"><text:s/></text:span><text:span text:style-name="T2_243">w</text:span><text:span text:style-name="T2_244"><text:s/></text:span><text:span text:style-name="T2_245">drugiej</text:span><text:span text:style-name="T2_246"><text:s/></text:span><text:span text:style-name="T2_247">części</text:span><text:span text:style-name="T2_248">,<text:s/></text:span><text:span text:style-name="T2_249">ale</text:span><text:span text:style-name="T2_250"><text:s/></text:span><text:span text:style-name="T2_251">zdecydowanie</text:span><text:span text:style-name="T2_252"><text:s/></text:span><text:span text:style-name="T2_253">wypadły</text:span><text:span text:style-name="T2_254"><text:s/></text:span><text:span text:style-name="T2_255">lepiej</text:span><text:span text:style-name="T2_256"><text:s/></text:span><text:span text:style-name="T2_257">niż</text:span><text:span text:style-name="T2_258"><text:s/></text:span><text:span text:style-name="T2_259">w</text:span><text:span text:style-name="T2_260"><text:s/></text:span><text:span text:style-name="T2_261">jedynce</text:span><text:span text:style-name="T2_262">.</text:span></text:p>
      <text:p text:style-name="P3"/>
      <text:p text:style-name="P4"><text:span text:style-name="T4_1">Macter</text:span><text:span text:style-name="T4_2">4</text:span></text:p>
      <text:p text:style-name="P5"><text:span text:style-name="T5_1">Miło</text:span><text:span text:style-name="T5_2"><text:s/></text:span><text:span text:style-name="T5_3">jest</text:span><text:span text:style-name="T5_4"><text:s/></text:span><text:span text:style-name="T5_5">patrzeć</text:span><text:span text:style-name="T5_6">,<text:s/></text:span><text:span text:style-name="T5_7">jak</text:span><text:span text:style-name="T5_8"><text:s/></text:span><text:span text:style-name="T5_9">fabularnie</text:span><text:span text:style-name="T5_10"><text:s/></text:span><text:span text:style-name="T5_11">Equestria</text:span><text:span text:style-name="T5_12"><text:s/></text:span><text:span text:style-name="T5_13">Girls</text:span><text:span text:style-name="T5_14"><text:s/></text:span><text:span text:style-name="T5_15">rozwija</text:span><text:span text:style-name="T5_16"><text:s/></text:span><text:span text:style-name="T5_17">się</text:span><text:span text:style-name="T5_18">,<text:s/></text:span><text:span text:style-name="T5_19">a</text:span><text:span text:style-name="T5_20"><text:s/></text:span><text:span text:style-name="T5_21">postać</text:span><text:span text:style-name="T5_22"><text:s/></text:span><text:span text:style-name="T5_23">Sunset</text:span><text:span text:style-name="T5_24"><text:s/></text:span><text:span text:style-name="T5_25">Shimmer</text:span><text:span text:style-name="T5_26"><text:s/></text:span><text:span text:style-name="T5_27">robi</text:span><text:span text:style-name="T5_28"><text:s/></text:span><text:span text:style-name="T5_29">się</text:span><text:span text:style-name="T5_30"><text:s/></text:span><text:span text:style-name="T5_31">coraz</text:span><text:span text:style-name="T5_32"><text:s/></text:span><text:span text:style-name="T5_33">ciekawsza</text:span><text:span text:style-name="T5_34">.<text:s/></text:span><text:span text:style-name="T5_35">Wszystko</text:span><text:span text:style-name="T5_36"><text:s/></text:span><text:span text:style-name="T5_37">dzięki</text:span><text:span text:style-name="T5_38"><text:s/></text:span><text:span text:style-name="T5_39">tej</text:span><text:span text:style-name="T5_40"><text:s/></text:span><text:span text:style-name="T5_41">stopniowej</text:span><text:span text:style-name="T5_42"><text:s/></text:span><text:span text:style-name="T5_43">ewolucji</text:span><text:span text:style-name="T5_44">,<text:s/></text:span><text:span text:style-name="T5_45">która</text:span><text:span text:style-name="T5_46"><text:s/></text:span><text:span text:style-name="T5_47">przypomina</text:span><text:span text:style-name="T5_48"><text:s/></text:span><text:span text:style-name="T5_49">tę</text:span><text:span text:style-name="T5_50"><text:s/></text:span><text:span text:style-name="T5_51">którą</text:span><text:span text:style-name="T5_52"><text:s/></text:span><text:span text:style-name="T5_53">Twilight</text:span><text:span text:style-name="T5_54"><text:s/></text:span><text:span text:style-name="T5_55">przechodziła</text:span><text:span text:style-name="T5_56">,<text:s/></text:span><text:span text:style-name="T5_57">i</text:span><text:span text:style-name="T5_58"><text:s/></text:span><text:span text:style-name="T5_59">wciąż</text:span><text:span text:style-name="T5_60"><text:s/></text:span><text:span text:style-name="T5_61">przechodzi</text:span><text:span text:style-name="T5_62">,<text:s/></text:span><text:span text:style-name="T5_63">w</text:span><text:span text:style-name="T5_64"><text:s/></text:span><text:span text:style-name="T5_65">świecie</text:span><text:span text:style-name="T5_66"><text:s/></text:span><text:span text:style-name="T5_67">kucyków</text:span><text:span text:style-name="T5_68">.<text:s/></text:span><text:span text:style-name="T5_69">Odbicie</text:span><text:span text:style-name="T5_70"><text:s/></text:span><text:span text:style-name="T5_71">księżniczki</text:span><text:span text:style-name="T5_72"><text:s/></text:span><text:span text:style-name="T5_73">przyjaźni</text:span><text:span text:style-name="T5_74"><text:s/></text:span><text:span text:style-name="T5_75">w</text:span><text:span text:style-name="T5_76"><text:s/></text:span><text:span text:style-name="T5_77">świecie</text:span><text:span text:style-name="T5_78"><text:s/></text:span><text:span text:style-name="T5_79">ludzi</text:span><text:span text:style-name="T5_80"><text:s/></text:span><text:span text:style-name="T5_81">przypomina</text:span><text:span text:style-name="T5_82"><text:s/></text:span><text:span text:style-name="T5_83">ją</text:span><text:span text:style-name="T5_84"><text:s/></text:span><text:span text:style-name="T5_85">sprzed</text:span><text:span text:style-name="T5_86"><text:s/></text:span><text:span text:style-name="T5_87">pierwszego</text:span><text:span text:style-name="T5_88"><text:s/></text:span><text:span text:style-name="T5_89">sezonu</text:span><text:span text:style-name="T5_90">,<text:s/></text:span><text:span text:style-name="T5_91">skupionej</text:span><text:span text:style-name="T5_92"><text:s/></text:span><text:span text:style-name="T5_93">na</text:span><text:span text:style-name="T5_94"><text:s/></text:span><text:span text:style-name="T5_95">pracy</text:span><text:span text:style-name="T5_96"><text:s/></text:span><text:span text:style-name="T5_97">i</text:span><text:span text:style-name="T5_98"><text:s/></text:span><text:span text:style-name="T5_99">nauce</text:span><text:span text:style-name="T5_100">.<text:s/></text:span><text:span text:style-name="T5_101">Ten</text:span><text:span text:style-name="T5_102"><text:s/></text:span><text:span text:style-name="T5_103">mix</text:span><text:span text:style-name="T5_104"><text:s/></text:span><text:span text:style-name="T5_105">charakterów</text:span><text:span text:style-name="T5_106"><text:s/></text:span><text:span text:style-name="T5_107">i</text:span><text:span text:style-name="T5_108"><text:s/></text:span><text:span text:style-name="T5_109">ich</text:span><text:span text:style-name="T5_110"><text:s/></text:span><text:span text:style-name="T5_111">stopniowe</text:span><text:span text:style-name="T5_112"><text:s/></text:span><text:span text:style-name="T5_113">poznawanie</text:span><text:span text:style-name="T5_114"><text:s/></text:span><text:span text:style-name="T5_115">magii</text:span><text:span text:style-name="T5_116"><text:s/></text:span><text:span text:style-name="T5_117">bez</text:span><text:span text:style-name="T5_118"><text:s/></text:span><text:span text:style-name="T5_119">zewnętrznej</text:span><text:span text:style-name="T5_120"><text:s/></text:span><text:span text:style-name="T5_121">pomocy</text:span><text:span text:style-name="T5_122"><text:s/></text:span><text:span text:style-name="T5_123">jest</text:span><text:span text:style-name="T5_124"><text:s/></text:span><text:span text:style-name="T5_125">w</text:span><text:span text:style-name="T5_126"><text:s/></text:span><text:span text:style-name="T5_127">sumie</text:span><text:span text:style-name="T5_128"><text:s/></text:span><text:span text:style-name="T5_129">sednem</text:span><text:span text:style-name="T5_130"><text:s/></text:span><text:span text:style-name="T5_131">tej</text:span><text:span text:style-name="T5_132"><text:s/></text:span><text:span text:style-name="T5_133">części</text:span><text:span text:style-name="T5_134">.<text:s/></text:span><text:span text:style-name="T5_135">W</text:span><text:span text:style-name="T5_136"><text:s/></text:span><text:span text:style-name="T5_137">przeciwieństwie</text:span><text:span text:style-name="T5_138"><text:s/></text:span><text:span text:style-name="T5_139">do</text:span><text:span text:style-name="T5_140"><text:s/></text:span><text:span text:style-name="T5_141">Cahan</text:span><text:span text:style-name="T5_142">,<text:s/></text:span><text:span text:style-name="T5_143">mnie</text:span><text:span text:style-name="T5_144"><text:s/></text:span><text:span text:style-name="T5_145">nie</text:span><text:span text:style-name="T5_146"><text:s/></text:span><text:span text:style-name="T5_147">raziły</text:span><text:span text:style-name="T5_148"><text:s/></text:span><text:span text:style-name="T5_149">ani</text:span><text:span text:style-name="T5_150"><text:s/></text:span><text:span text:style-name="T5_151">skrzydła</text:span><text:span text:style-name="T5_152">,<text:s/></text:span><text:span text:style-name="T5_153">ani</text:span><text:span text:style-name="T5_154"><text:s/></text:span><text:span text:style-name="T5_155">rogi</text:span><text:span text:style-name="T5_156">,<text:s/></text:span><text:span text:style-name="T5_157">ale</text:span><text:span text:style-name="T5_158"><text:s/></text:span><text:span text:style-name="T5_159">faktycznie</text:span><text:span text:style-name="T5_160"><text:s/></text:span><text:span text:style-name="T5_161">twórcy</text:span><text:span text:style-name="T5_162"><text:s/></text:span><text:span text:style-name="T5_163">mogli</text:span><text:span text:style-name="T5_164"><text:s/></text:span><text:span text:style-name="T5_165">się</text:span><text:span text:style-name="T5_166"><text:s/></text:span><text:span text:style-name="T5_167">przy</text:span><text:span text:style-name="T5_168"><text:s/></text:span><text:span text:style-name="T5_169">scenie</text:span><text:span text:style-name="T5_170"><text:s/></text:span><text:span text:style-name="T5_171">konfrontacji</text:span><text:span text:style-name="T5_172"><text:s/></text:span><text:span text:style-name="T5_173">bardziej</text:span><text:span text:style-name="T5_174"><text:s/></text:span><text:span text:style-name="T5_175">postarać</text:span><text:span text:style-name="T5_176">,<text:s/></text:span><text:span text:style-name="T5_177">bo</text:span><text:span text:style-name="T5_178"><text:s/></text:span><text:span text:style-name="T5_179">faktycznie</text:span><text:span text:style-name="T5_180"><text:s/></text:span><text:span text:style-name="T5_181">trąci</text:span><text:span text:style-name="T5_182"><text:s/></text:span><text:span text:style-name="T5_183">tu</text:span><text:span text:style-name="T5_184"><text:s/></text:span><text:span text:style-name="T5_185">chińszczyzną</text:span><text:span text:style-name="T5_186">.<text:s/></text:span><text:span text:style-name="T5_187">To</text:span><text:span text:style-name="T5_188">,<text:s/></text:span><text:span text:style-name="T5_189">co</text:span><text:span text:style-name="T5_190"><text:s/></text:span><text:span text:style-name="T5_191">faktycznie</text:span><text:span text:style-name="T5_192"><text:s/></text:span><text:span text:style-name="T5_193">mnie</text:span><text:span text:style-name="T5_194"><text:s/></text:span><text:span text:style-name="T5_195">drażniło</text:span><text:span text:style-name="T5_196">,<text:s/></text:span><text:span text:style-name="T5_197">to</text:span><text:span text:style-name="T5_198"><text:s/></text:span><text:span text:style-name="T5_199">piosenki</text:span><text:span text:style-name="T5_200">.<text:s/></text:span><text:span text:style-name="T5_201">Nie</text:span><text:span text:style-name="T5_202"><text:s/></text:span><text:span text:style-name="T5_203">było</text:span><text:span text:style-name="T5_204"><text:s/></text:span><text:span text:style-name="T5_205">autentycznie</text:span><text:span text:style-name="T5_206"><text:s/></text:span><text:span text:style-name="T5_207">żadnego</text:span><text:span text:style-name="T5_208"><text:s/></text:span><text:span text:style-name="T5_209">utworu</text:span><text:span text:style-name="T5_210">,<text:s/></text:span><text:span text:style-name="T5_211">który</text:span><text:span text:style-name="T5_212"><text:s/></text:span><text:span text:style-name="T5_213">utknąłby</text:span><text:span text:style-name="T5_214"><text:s/></text:span><text:span text:style-name="T5_215">mi</text:span><text:span text:style-name="T5_216"><text:s/></text:span><text:span text:style-name="T5_217">w</text:span><text:span text:style-name="T5_218"><text:s/></text:span><text:span text:style-name="T5_219">głowie</text:span><text:span text:style-name="T5_220">.<text:s/></text:span><text:span text:style-name="T5_221">Zdarzały</text:span><text:span text:style-name="T5_222"><text:s/></text:span><text:span text:style-name="T5_223">się</text:span><text:span text:style-name="T5_224"><text:s/></text:span><text:span text:style-name="T5_225">w</text:span><text:span text:style-name="T5_226"><text:s/></text:span><text:span text:style-name="T5_227">nich</text:span><text:span text:style-name="T5_228"><text:s/></text:span><text:span text:style-name="T5_229">fajne</text:span><text:span text:style-name="T5_230"><text:s/></text:span><text:span text:style-name="T5_231">momenty</text:span><text:span text:style-name="T5_232">,<text:s/></text:span><text:span text:style-name="T5_233">ale</text:span><text:span text:style-name="T5_234"><text:s/></text:span><text:span text:style-name="T5_235">to</text:span><text:span text:style-name="T5_236"><text:s/></text:span><text:span text:style-name="T5_237">zdecydowanie</text:span><text:span text:style-name="T5_238"><text:s/></text:span><text:span text:style-name="T5_239">za</text:span><text:span text:style-name="T5_240"><text:s/></text:span><text:span text:style-name="T5_241">mało</text:span><text:span text:style-name="T5_242">.<text:s/></text:span><text:span text:style-name="T5_243">Dodatkowym</text:span><text:span text:style-name="T5_244"><text:s/></text:span><text:span text:style-name="T5_245">bólem</text:span><text:span text:style-name="T5_246"><text:s/></text:span><text:span text:style-name="T5_247">jest</text:span><text:span text:style-name="T5_248"><text:s/></text:span><text:span text:style-name="T5_249">to</text:span><text:span text:style-name="T5_250">,<text:s/></text:span><text:span text:style-name="T5_251">że</text:span><text:span text:style-name="T5_252"><text:s/></text:span><text:span text:style-name="T5_253">brakło</text:span><text:span text:style-name="T5_254"><text:s/></text:span><text:span text:style-name="T5_255">jeszcze</text:span><text:span text:style-name="T5_256"><text:s/></text:span><text:span text:style-name="T5_257">piosenki</text:span><text:span text:style-name="T5_258">,<text:s/></text:span><text:span text:style-name="T5_259">która</text:span><text:span text:style-name="T5_260"><text:s/></text:span><text:span text:style-name="T5_261">tak</text:span><text:span text:style-name="T5_262"><text:s/></text:span><text:span text:style-name="T5_263">jak</text:span><text:span text:style-name="T5_264"><text:s/></text:span><text:span text:style-name="T5_265">wcześniej</text:span><text:span text:style-name="T5_266"><text:s/></text:span><text:span text:style-name="T5_267">stanowiłaby</text:span><text:span text:style-name="T5_268"><text:s/></text:span><text:span text:style-name="T5_269">swego</text:span><text:span text:style-name="T5_270"><text:s/></text:span><text:span text:style-name="T5_271">rodzaju</text:span><text:span text:style-name="T5_272"><text:s/></text:span><text:span text:style-name="T5_273">oś</text:span><text:span text:style-name="T5_274"><text:s/></text:span><text:span text:style-name="T5_275">dla</text:span><text:span text:style-name="T5_276"><text:s/></text:span><text:span text:style-name="T5_277">całości</text:span><text:span text:style-name="T5_278">.<text:s/></text:span><text:span text:style-name="T5_279">Taką</text:span><text:span text:style-name="T5_280"><text:s/></text:span><text:span text:style-name="T5_281">miała</text:span><text:span text:style-name="T5_282"><text:s/></text:span><text:span text:style-name="T5_283">być</text:span><text:span text:style-name="T5_284"><text:s/></text:span><text:span text:style-name="T5_285">chyba</text:span><text:span text:style-name="T5_286"><text:s/>„</text:span><text:span text:style-name="T5_287">What</text:span><text:span text:style-name="T5_288"><text:s/></text:span><text:span text:style-name="T5_289">more</text:span><text:span text:style-name="T5_290"><text:s/></text:span><text:span text:style-name="T5_291">is</text:span><text:span text:style-name="T5_292"><text:s/></text:span><text:span text:style-name="T5_293">out</text:span><text:span text:style-name="T5_294"><text:s/></text:span><text:span text:style-name="T5_295">there</text:span><text:span text:style-name="T5_296">”,<text:s/></text:span><text:span text:style-name="T5_297">bo</text:span><text:span text:style-name="T5_298"><text:s/></text:span><text:span text:style-name="T5_299">wersja</text:span><text:span text:style-name="T5_300"><text:s/></text:span><text:span text:style-name="T5_301">ze</text:span><text:span text:style-name="T5_302"><text:s/></text:span><text:span text:style-name="T5_303">skasowanej</text:span><text:span text:style-name="T5_304"><text:s/></text:span><text:span text:style-name="T5_305">sceny</text:span><text:span text:style-name="T5_306"><text:s/></text:span><text:span text:style-name="T5_307">diametralnie</text:span><text:span text:style-name="T5_308"><text:s/></text:span><text:span text:style-name="T5_309">się</text:span><text:span text:style-name="T5_310"><text:s/></text:span><text:span text:style-name="T5_311">różni</text:span><text:span text:style-name="T5_312"><text:s/></text:span><text:span text:style-name="T5_313">od</text:span><text:span text:style-name="T5_314"><text:s/></text:span><text:span text:style-name="T5_315">tego</text:span><text:span text:style-name="T5_316">,<text:s/></text:span><text:span text:style-name="T5_317">co</text:span><text:span text:style-name="T5_318"><text:s/></text:span><text:span text:style-name="T5_319">jest</text:span><text:span text:style-name="T5_320"><text:s/></text:span><text:span text:style-name="T5_321">w</text:span><text:span text:style-name="T5_322"><text:s/></text:span><text:span text:style-name="T5_323">wersji</text:span><text:span text:style-name="T5_324"><text:s/></text:span><text:span text:style-name="T5_325">finalnej</text:span><text:span text:style-name="T5_326">.<text:s/></text:span><text:span text:style-name="T5_327">Autorzy</text:span><text:span text:style-name="T5_328"><text:s/></text:span><text:span text:style-name="T5_329">jednak</text:span><text:span text:style-name="T5_330"><text:s/></text:span><text:span text:style-name="T5_331">zdecydowali</text:span><text:span text:style-name="T5_332"><text:s/></text:span><text:span text:style-name="T5_333">się</text:span><text:span text:style-name="T5_334"><text:s/></text:span><text:span text:style-name="T5_335">na</text:span><text:span text:style-name="T5_336"><text:s/></text:span><text:span text:style-name="T5_337">przedstawienie</text:span><text:span text:style-name="T5_338"><text:s/></text:span><text:span text:style-name="T5_339">w</text:span><text:span text:style-name="T5_340"><text:s/></text:span><text:span text:style-name="T5_341">szerszym</text:span><text:span text:style-name="T5_342"><text:s/></text:span><text:span text:style-name="T5_343">spektrum</text:span><text:span text:style-name="T5_344"><text:s/></text:span><text:span text:style-name="T5_345">odczuć</text:span><text:span text:style-name="T5_346"><text:s/></text:span><text:span text:style-name="T5_347">i</text:span><text:span text:style-name="T5_348"><text:s/></text:span><text:span text:style-name="T5_349">problemów</text:span><text:span text:style-name="T5_350"><text:s/></text:span><text:span text:style-name="T5_351">Twilight</text:span><text:span text:style-name="T5_352">,<text:s/></text:span><text:span text:style-name="T5_353">jakie</text:span><text:span text:style-name="T5_354"><text:s/></text:span><text:span text:style-name="T5_355">jej</text:span><text:span text:style-name="T5_356"><text:s/></text:span><text:span text:style-name="T5_357">towarzyszyły</text:span><text:span text:style-name="T5_358"><text:s/></text:span><text:span text:style-name="T5_359">podczas</text:span><text:span text:style-name="T5_360"><text:s/></text:span><text:span text:style-name="T5_361">uczęszczania</text:span><text:span text:style-name="T5_362"><text:s/></text:span><text:span text:style-name="T5_363">do</text:span><text:span text:style-name="T5_364"><text:s/></text:span><text:span text:style-name="T5_365">Crystal</text:span><text:span text:style-name="T5_366"><text:s/></text:span><text:span text:style-name="T5_367">Prep</text:span><text:span text:style-name="T5_368">.<text:s/></text:span><text:span text:style-name="T5_369">Czy</text:span><text:span text:style-name="T5_370"><text:s/></text:span><text:span text:style-name="T5_371">była</text:span><text:span text:style-name="T5_372"><text:s/></text:span><text:span text:style-name="T5_373">to</text:span><text:span text:style-name="T5_374"><text:s/></text:span><text:span text:style-name="T5_375">słuszna</text:span><text:span text:style-name="T5_376"><text:s/></text:span><text:span text:style-name="T5_377">decyzja</text:span><text:span text:style-name="T5_378">?<text:s/></text:span><text:span text:style-name="T5_379">Ciężko</text:span><text:span text:style-name="T5_380"><text:s/></text:span><text:span text:style-name="T5_381">powiedzieć</text:span><text:span text:style-name="T5_382">,<text:s/></text:span><text:span text:style-name="T5_383">ale</text:span><text:span text:style-name="T5_384"><text:s/></text:span><text:span text:style-name="T5_385">bez</text:span><text:span text:style-name="T5_386"><text:s/></text:span><text:span text:style-name="T5_387">problemu</text:span><text:span text:style-name="T5_388"><text:s/></text:span><text:span text:style-name="T5_389">mogę</text:span><text:span text:style-name="T5_390"><text:s/></text:span><text:span text:style-name="T5_391">wskazać</text:span><text:span text:style-name="T5_392"><text:s/></text:span><text:span text:style-name="T5_393">wady</text:span><text:span text:style-name="T5_394"><text:s/></text:span><text:span text:style-name="T5_395">i</text:span><text:span text:style-name="T5_396"><text:s/></text:span><text:span text:style-name="T5_397">zalety</text:span><text:span text:style-name="T5_398"><text:s/></text:span><text:span text:style-name="T5_399">każdej</text:span><text:span text:style-name="T5_400"><text:s/></text:span><text:span text:style-name="T5_401">wersji</text:span><text:span text:style-name="T5_402"><text:s/></text:span><text:span text:style-name="T5_403">w</text:span><text:span text:style-name="T5_404"><text:s/></text:span><text:span text:style-name="T5_405">odniesieniu</text:span><text:span text:style-name="T5_406"><text:s/></text:span><text:span text:style-name="T5_407">do</text:span><text:span text:style-name="T5_408"><text:s/></text:span><text:span text:style-name="T5_409">całości</text:span><text:span text:style-name="T5_410">.<text:s/></text:span><text:span text:style-name="T5_411">Patrząc</text:span><text:span text:style-name="T5_412"><text:s/></text:span><text:span text:style-name="T5_413">ostatecznie</text:span><text:span text:style-name="T5_414"><text:s/></text:span><text:span text:style-name="T5_415">na</text:span><text:span text:style-name="T5_416"><text:s/></text:span><text:span text:style-name="T5_417">te</text:span><text:span text:style-name="T5_418"><text:s/></text:span><text:span text:style-name="T5_419">plusy</text:span><text:span text:style-name="T5_420"><text:s/></text:span><text:span text:style-name="T5_421">i</text:span><text:span text:style-name="T5_422"><text:s/></text:span><text:span text:style-name="T5_423">minusy</text:span><text:span text:style-name="T5_424">,<text:s/></text:span><text:span text:style-name="T5_425">mogę</text:span><text:span text:style-name="T5_426"><text:s/></text:span><text:span text:style-name="T5_427">stwierdzić</text:span><text:span text:style-name="T5_428">,<text:s/></text:span><text:span text:style-name="T5_429">że</text:span><text:span text:style-name="T5_430"><text:s/>3.<text:s/></text:span><text:span text:style-name="T5_431">część</text:span><text:span text:style-name="T5_432"><text:s/></text:span><text:span text:style-name="T5_433">utrzymuje</text:span><text:span text:style-name="T5_434"><text:s/></text:span><text:span text:style-name="T5_435">dokładnie</text:span><text:span text:style-name="T5_436"><text:s/></text:span><text:span text:style-name="T5_437">ten</text:span><text:span text:style-name="T5_438"><text:s/></text:span><text:span text:style-name="T5_439">sam</text:span><text:span text:style-name="T5_440"><text:s/></text:span><text:span text:style-name="T5_441">poziom</text:span><text:span text:style-name="T5_442">,<text:s/></text:span><text:span text:style-name="T5_443">jaki</text:span><text:span text:style-name="T5_444"><text:s/></text:span><text:span text:style-name="T5_445">zdefiniowały</text:span><text:span text:style-name="T5_446"><text:s/></text:span><text:span text:style-name="T5_447">poprzednie</text:span><text:span text:style-name="T5_448"><text:s/></text:span><text:span text:style-name="T5_449">dwie</text:span><text:span text:style-name="T5_450">.</text:span></text:p>
      <text:p text:style-name="P6"/>
      <text:p text:style-name="P7"><text:span text:style-name="T7_1">Poulsen</text:span></text:p>
      <text:p text:style-name="P8"><text:span text:style-name="T8_1">Kolejne</text:span><text:span text:style-name="T8_2"><text:s/>„</text:span><text:span text:style-name="T8_3">Equestria</text:span><text:span text:style-name="T8_4"><text:s/></text:span><text:span text:style-name="T8_5">Girls</text:span><text:span text:style-name="T8_6">”,<text:s/></text:span><text:span text:style-name="T8_7">kolejna</text:span><text:span text:style-name="T8_8"><text:s/></text:span><text:span text:style-name="T8_9">dawka</text:span><text:span text:style-name="T8_10"><text:s/></text:span><text:span text:style-name="T8_11">zhumanizowanych</text:span><text:span text:style-name="T8_12"><text:s/></text:span><text:span text:style-name="T8_13">kucyków</text:span><text:span text:style-name="T8_14">.<text:s/></text:span><text:span text:style-name="T8_15">Czekałem</text:span><text:span text:style-name="T8_16"><text:s/></text:span><text:span text:style-name="T8_17">na</text:span><text:span text:style-name="T8_18"><text:s/></text:span><text:span text:style-name="T8_19">tę</text:span><text:span text:style-name="T8_20"><text:s/></text:span><text:span text:style-name="T8_21">część</text:span><text:span text:style-name="T8_22"><text:s/></text:span><text:span text:style-name="T8_23">z</text:span><text:span text:style-name="T8_24"><text:s/></text:span><text:span text:style-name="T8_25">niecierpliwością</text:span><text:span text:style-name="T8_26"><text:s/></text:span><text:span text:style-name="T8_27">i</text:span><text:span text:style-name="T8_28"><text:s/></text:span><text:span text:style-name="T8_29">muszę</text:span><text:span text:style-name="T8_30"><text:s/></text:span><text:span text:style-name="T8_31">powiedzieć</text:span><text:span text:style-name="T8_32">,<text:s/></text:span><text:span text:style-name="T8_33">że</text:span><text:span text:style-name="T8_34"><text:s/></text:span><text:span text:style-name="T8_35">się</text:span><text:span text:style-name="T8_36"><text:s/></text:span><text:span text:style-name="T8_37">nie</text:span><text:span text:style-name="T8_38"><text:s/></text:span><text:span text:style-name="T8_39">zawiodłem</text:span><text:span text:style-name="T8_40"><text:s/>–<text:s/></text:span><text:span text:style-name="T8_41">trzyma</text:span><text:span text:style-name="T8_42"><text:s/></text:span><text:span text:style-name="T8_43">poziom</text:span><text:span text:style-name="T8_44"><text:s/></text:span><text:span text:style-name="T8_45">jedynki</text:span><text:span text:style-name="T8_46"><text:s/></text:span><text:span text:style-name="T8_47">i</text:span><text:span text:style-name="T8_48"><text:s/></text:span><text:span text:style-name="T8_49">dwójki</text:span><text:span text:style-name="T8_50">,<text:s/></text:span><text:span text:style-name="T8_51">choć</text:span><text:span text:style-name="T8_52"><text:s/></text:span><text:span text:style-name="T8_53">proporcje</text:span><text:span text:style-name="T8_54"><text:s/></text:span><text:span text:style-name="T8_55">elementów</text:span><text:span text:style-name="T8_56"><text:s/></text:span><text:span text:style-name="T8_57">filmu</text:span><text:span text:style-name="T8_58"><text:s/></text:span><text:span text:style-name="T8_59">składające</text:span><text:span text:style-name="T8_60"><text:s/></text:span><text:span text:style-name="T8_61">się</text:span><text:span text:style-name="T8_62"><text:s/></text:span><text:span text:style-name="T8_63">na</text:span><text:span text:style-name="T8_64"><text:s/></text:span><text:span text:style-name="T8_65">ocenę</text:span><text:span text:style-name="T8_66"><text:s/></text:span><text:span text:style-name="T8_67">są</text:span><text:span text:style-name="T8_68"><text:s/></text:span><text:span text:style-name="T8_69">tu</text:span><text:span text:style-name="T8_70"><text:s/></text:span><text:span text:style-name="T8_71">nieco</text:span><text:span text:style-name="T8_72"><text:s/></text:span><text:span text:style-name="T8_73">inne</text:span><text:span text:style-name="T8_74">.</text:span></text:p>
      <text:p text:style-name="P9"><text:span text:style-name="T9_1">Pierwszym</text:span><text:span text:style-name="T9_2"><text:s/></text:span><text:span text:style-name="T9_3">wielkim</text:span><text:span text:style-name="T9_4"><text:s/></text:span><text:span text:style-name="T9_5">plusem</text:span><text:span text:style-name="T9_6"><text:s/></text:span><text:span text:style-name="T9_7">tej</text:span><text:span text:style-name="T9_8"><text:s/></text:span><text:span text:style-name="T9_9">części</text:span><text:span text:style-name="T9_10"><text:s/></text:span><text:span text:style-name="T9_11">jest</text:span><text:span text:style-name="T9_12"><text:s/></text:span><text:span text:style-name="T9_13">rozwój</text:span><text:span text:style-name="T9_14"><text:s/></text:span><text:span text:style-name="T9_15">postaci</text:span><text:span text:style-name="T9_16"><text:s/></text:span><text:span text:style-name="T9_17">Sunset</text:span><text:span text:style-name="T9_18"><text:s/></text:span><text:span text:style-name="T9_19">Shimmer</text:span><text:span text:style-name="T9_20">;<text:s/></text:span><text:span text:style-name="T9_21">widać</text:span><text:span text:style-name="T9_22"><text:s/></text:span><text:span text:style-name="T9_23">wyraźnie</text:span><text:span text:style-name="T9_24">,<text:s/></text:span><text:span text:style-name="T9_25">jak</text:span><text:span text:style-name="T9_26"><text:s/></text:span><text:span text:style-name="T9_27">daleką</text:span><text:span text:style-name="T9_28"><text:s/></text:span><text:span text:style-name="T9_29">przebyła</text:span><text:span text:style-name="T9_30"><text:s/></text:span><text:span text:style-name="T9_31">drogę</text:span><text:span text:style-name="T9_32">,<text:s/></text:span><text:span text:style-name="T9_33">od</text:span><text:span text:style-name="T9_34"><text:s/></text:span><text:span text:style-name="T9_35">kiedy</text:span><text:span text:style-name="T9_36"><text:s/></text:span><text:span text:style-name="T9_37">poznaliśmy</text:span><text:span text:style-name="T9_38"><text:s/></text:span><text:span text:style-name="T9_39">ją</text:span><text:span text:style-name="T9_40"><text:s/></text:span><text:span text:style-name="T9_41">po</text:span><text:span text:style-name="T9_42"><text:s/></text:span><text:span text:style-name="T9_43">raz</text:span><text:span text:style-name="T9_44"><text:s/></text:span><text:span text:style-name="T9_45">pierwszy</text:span><text:span text:style-name="T9_46">.<text:s/></text:span><text:span text:style-name="T9_47">Zaczyna</text:span><text:span text:style-name="T9_48"><text:s/></text:span><text:span text:style-name="T9_49">spełniać</text:span><text:span text:style-name="T9_50"><text:s/></text:span><text:span text:style-name="T9_51">w</text:span><text:span text:style-name="T9_52"><text:s/></text:span><text:span text:style-name="T9_53">ludzkim</text:span><text:span text:style-name="T9_54"><text:s/></text:span><text:span text:style-name="T9_55">świecie</text:span><text:span text:style-name="T9_56"><text:s/></text:span><text:span text:style-name="T9_57">podobną</text:span><text:span text:style-name="T9_58"><text:s/></text:span><text:span text:style-name="T9_59">rolę</text:span><text:span text:style-name="T9_60">,<text:s/></text:span><text:span text:style-name="T9_61">jaką</text:span><text:span text:style-name="T9_62"><text:s/></text:span><text:span text:style-name="T9_63">w</text:span><text:span text:style-name="T9_64"><text:s/></text:span><text:span text:style-name="T9_65">Equestrii</text:span><text:span text:style-name="T9_66"><text:s/></text:span><text:span text:style-name="T9_67">spełnia</text:span><text:span text:style-name="T9_68"><text:s/></text:span><text:span text:style-name="T9_69">Twilight</text:span><text:span text:style-name="T9_70"><text:s/></text:span><text:span text:style-name="T9_71">Sparkle</text:span><text:span text:style-name="T9_72"><text:s/>–<text:s/></text:span><text:span text:style-name="T9_73">rolę</text:span><text:span text:style-name="T9_74">,<text:s/></text:span><text:span text:style-name="T9_75">którą</text:span><text:span text:style-name="T9_76">,<text:s/></text:span><text:span text:style-name="T9_77">jak</text:span><text:span text:style-name="T9_78"><text:s/></text:span><text:span text:style-name="T9_79">możemy</text:span><text:span text:style-name="T9_80"><text:s/></text:span><text:span text:style-name="T9_81">się</text:span><text:span text:style-name="T9_82"><text:s/></text:span><text:span text:style-name="T9_83">domyślać</text:span><text:span text:style-name="T9_84">,<text:s/></text:span><text:span text:style-name="T9_85">miała</text:span><text:span text:style-name="T9_86"><text:s/></text:span><text:span text:style-name="T9_87">w</text:span><text:span text:style-name="T9_88"><text:s/></text:span><text:span text:style-name="T9_89">zamyśle</text:span><text:span text:style-name="T9_90"><text:s/></text:span><text:span text:style-name="T9_91">Celestia</text:span><text:span text:style-name="T9_92">,<text:s/></text:span><text:span text:style-name="T9_93">zanim</text:span><text:span text:style-name="T9_94"><text:s/></text:span><text:span text:style-name="T9_95">Sunset</text:span><text:span text:style-name="T9_96"><text:s/></text:span><text:span text:style-name="T9_97">opuściła</text:span><text:span text:style-name="T9_98"><text:s/></text:span><text:span text:style-name="T9_99">świat</text:span><text:span text:style-name="T9_100"><text:s/></text:span><text:span text:style-name="T9_101">kucyków</text:span><text:span text:style-name="T9_102">.<text:s/></text:span><text:span text:style-name="T9_103">Bardzo</text:span><text:span text:style-name="T9_104"><text:s/></text:span><text:span text:style-name="T9_105">ciekawi</text:span><text:span text:style-name="T9_106"><text:s/></text:span><text:span text:style-name="T9_107">mnie</text:span><text:span text:style-name="T9_108">,<text:s/></text:span><text:span text:style-name="T9_109">jak</text:span><text:span text:style-name="T9_110"><text:s/></text:span><text:span text:style-name="T9_111">potoczą</text:span><text:span text:style-name="T9_112"><text:s/></text:span><text:span text:style-name="T9_113">się</text:span><text:span text:style-name="T9_114"><text:s/></text:span><text:span text:style-name="T9_115">jej</text:span><text:span text:style-name="T9_116"><text:s/></text:span><text:span text:style-name="T9_117">losy</text:span><text:span text:style-name="T9_118"><text:s/></text:span><text:span text:style-name="T9_119">w</text:span><text:span text:style-name="T9_120"><text:s/></text:span><text:span text:style-name="T9_121">dalszej</text:span><text:span text:style-name="T9_122"><text:s/></text:span><text:span text:style-name="T9_123">części</text:span><text:span text:style-name="T9_124"><text:s/></text:span><text:span text:style-name="T9_125">przygód</text:span><text:span text:style-name="T9_126"><text:s/></text:span><text:span text:style-name="T9_127">uczniów</text:span><text:span text:style-name="T9_128"><text:s/></text:span><text:span text:style-name="T9_129">z</text:span><text:span text:style-name="T9_130"><text:s/></text:span><text:span text:style-name="T9_131">Canterlot</text:span><text:span text:style-name="T9_132"><text:s/></text:span><text:span text:style-name="T9_133">High</text:span><text:span text:style-name="T9_134"><text:s/>(</text:span><text:span text:style-name="T9_135">już</text:span><text:span text:style-name="T9_136"><text:s/></text:span><text:span text:style-name="T9_137">zapowiedzianej</text:span><text:span text:style-name="T9_138">,<text:s/></text:span><text:span text:style-name="T9_139">o</text:span><text:span text:style-name="T9_140"><text:s/></text:span><text:span text:style-name="T9_141">ile</text:span><text:span text:style-name="T9_142"><text:s/></text:span><text:span text:style-name="T9_143">pamiętam</text:span><text:span text:style-name="T9_144">).</text:span></text:p>
      <text:p text:style-name="P10"><text:span text:style-name="T10_1">Drugim</text:span><text:span text:style-name="T10_2"><text:s/></text:span><text:span text:style-name="T10_3">plusem</text:span><text:span text:style-name="T10_4"><text:s/></text:span><text:span text:style-name="T10_5">jest</text:span><text:span text:style-name="T10_6"><text:s/></text:span><text:span text:style-name="T10_7">postać</text:span><text:span text:style-name="T10_8"><text:s/></text:span><text:span text:style-name="T10_9">ludzkiej</text:span><text:span text:style-name="T10_10"><text:s/></text:span><text:span text:style-name="T10_11">Twilight</text:span><text:span text:style-name="T10_12">.<text:s/></text:span><text:span text:style-name="T10_13">Twórcy</text:span><text:span text:style-name="T10_14"><text:s/></text:span><text:span text:style-name="T10_15">wykonali</text:span><text:span text:style-name="T10_16"><text:s/></text:span><text:span text:style-name="T10_17">dobrą</text:span><text:span text:style-name="T10_18"><text:s/></text:span><text:span text:style-name="T10_19">robotę</text:span><text:span text:style-name="T10_20"><text:s/></text:span><text:span text:style-name="T10_21">z</text:span><text:span text:style-name="T10_22"><text:s/></text:span><text:span text:style-name="T10_23">przedstawieniem</text:span><text:span text:style-name="T10_24"><text:s/></text:span><text:span text:style-name="T10_25">jej</text:span><text:span text:style-name="T10_26"><text:s/></text:span><text:span text:style-name="T10_27">postaci</text:span><text:span text:style-name="T10_28"><text:s/></text:span><text:span text:style-name="T10_29">i</text:span><text:span text:style-name="T10_30"><text:s/></text:span><text:span text:style-name="T10_31">charakteru</text:span><text:span text:style-name="T10_32">;<text:s/></text:span><text:span text:style-name="T10_33">jest</text:span><text:span text:style-name="T10_34"><text:s/></text:span><text:span text:style-name="T10_35">wystarczająco</text:span><text:span text:style-name="T10_36"><text:s/></text:span><text:span text:style-name="T10_37">podobna</text:span><text:span text:style-name="T10_38"><text:s/></text:span><text:span text:style-name="T10_39">do</text:span><text:span text:style-name="T10_40"><text:s/></text:span><text:span text:style-name="T10_41">Księżniczki</text:span><text:span text:style-name="T10_42"><text:s/></text:span><text:span text:style-name="T10_43">Twilight</text:span><text:span text:style-name="T10_44">,<text:s/></text:span><text:span text:style-name="T10_45">a</text:span><text:span text:style-name="T10_46"><text:s/></text:span><text:span text:style-name="T10_47">zarazem</text:span><text:span text:style-name="T10_48"><text:s/></text:span><text:span text:style-name="T10_49">na</text:span><text:span text:style-name="T10_50"><text:s/></text:span><text:span text:style-name="T10_51">tyle</text:span><text:span text:style-name="T10_52"><text:s/></text:span><text:span text:style-name="T10_53">różna</text:span><text:span text:style-name="T10_54">,<text:s/></text:span><text:span text:style-name="T10_55">aby</text:span><text:span text:style-name="T10_56"><text:s/></text:span><text:span text:style-name="T10_57">nie</text:span><text:span text:style-name="T10_58"><text:s/></text:span><text:span text:style-name="T10_59">powstało</text:span><text:span text:style-name="T10_60"><text:s/></text:span><text:span text:style-name="T10_61">odczucie</text:span><text:span text:style-name="T10_62">,<text:s/></text:span><text:span text:style-name="T10_63">że</text:span><text:span text:style-name="T10_64"><text:s/></text:span><text:span text:style-name="T10_65">jest</text:span><text:span text:style-name="T10_66"><text:s/></text:span><text:span text:style-name="T10_67">to</text:span><text:span text:style-name="T10_68"><text:s/></text:span><text:span text:style-name="T10_69">zwykły</text:span><text:span text:style-name="T10_70"><text:s/></text:span><text:span text:style-name="T10_71">klon</text:span><text:span text:style-name="T10_72"><text:s/></text:span><text:span text:style-name="T10_73">starej</text:span><text:span text:style-name="T10_74"><text:s/></text:span><text:span text:style-name="T10_75">postaci</text:span><text:span text:style-name="T10_76">.<text:s/></text:span><text:span text:style-name="T10_77">Nie</text:span><text:span text:style-name="T10_78"><text:s/></text:span><text:span text:style-name="T10_79">mogę</text:span><text:span text:style-name="T10_80"><text:s/></text:span><text:span text:style-name="T10_81">się</text:span><text:span text:style-name="T10_82"><text:s/></text:span><text:span text:style-name="T10_83">doczekać</text:span><text:span text:style-name="T10_84">,<text:s/></text:span><text:span text:style-name="T10_85">aby</text:span><text:span text:style-name="T10_86"><text:s/></text:span><text:span text:style-name="T10_87">zobaczyć</text:span><text:span text:style-name="T10_88">,<text:s/></text:span><text:span text:style-name="T10_89">co</text:span><text:span text:style-name="T10_90"><text:s/></text:span><text:span text:style-name="T10_91">też</text:span><text:span text:style-name="T10_92"><text:s/></text:span><text:span text:style-name="T10_93">wymyślili</text:span><text:span text:style-name="T10_94"><text:s/></text:span><text:span text:style-name="T10_95">dla</text:span><text:span text:style-name="T10_96"><text:s/></text:span><text:span text:style-name="T10_97">niej</text:span><text:span text:style-name="T10_98"><text:s/></text:span><text:span text:style-name="T10_99">twórcy</text:span><text:span text:style-name="T10_100">.<text:s/></text:span><text:span text:style-name="T10_101">Ludzka</text:span><text:span text:style-name="T10_102"><text:s/></text:span><text:span text:style-name="T10_103">Twilight</text:span><text:span text:style-name="T10_104"><text:s/></text:span><text:span text:style-name="T10_105">wpisuje</text:span><text:span text:style-name="T10_106"><text:s/></text:span><text:span text:style-name="T10_107">się</text:span><text:span text:style-name="T10_108"><text:s/></text:span><text:span text:style-name="T10_109">w</text:span><text:span text:style-name="T10_110"><text:s/></text:span><text:span text:style-name="T10_111">ogólny</text:span><text:span text:style-name="T10_112"><text:s/></text:span><text:span text:style-name="T10_113">trend</text:span><text:span text:style-name="T10_114">,<text:s/></text:span><text:span text:style-name="T10_115">czy</text:span><text:span text:style-name="T10_116"><text:s/></text:span><text:span text:style-name="T10_117">też</text:span><text:span text:style-name="T10_118"><text:s/></text:span><text:span text:style-name="T10_119">założenie</text:span><text:span text:style-name="T10_120"><text:s/></text:span><text:span text:style-name="T10_121">przyjęte</text:span><text:span text:style-name="T10_122"><text:s/></text:span><text:span text:style-name="T10_123">przez</text:span><text:span text:style-name="T10_124"><text:s/></text:span><text:span text:style-name="T10_125">twórców</text:span><text:span text:style-name="T10_126">,<text:s/></text:span><text:span text:style-name="T10_127">że</text:span><text:span text:style-name="T10_128"><text:s/></text:span><text:span text:style-name="T10_129">co</text:span><text:span text:style-name="T10_130"><text:s/></text:span><text:span text:style-name="T10_131">prawda</text:span><text:span text:style-name="T10_132"><text:s/></text:span><text:span text:style-name="T10_133">postacie</text:span><text:span text:style-name="T10_134"><text:s/></text:span><text:span text:style-name="T10_135">w</text:span><text:span text:style-name="T10_136"><text:s/></text:span><text:span text:style-name="T10_137">obu</text:span><text:span text:style-name="T10_138"><text:s/></text:span><text:span text:style-name="T10_139">światach</text:span><text:span text:style-name="T10_140"><text:s/></text:span><text:span text:style-name="T10_141">się</text:span><text:span text:style-name="T10_142"><text:s/></text:span><text:span text:style-name="T10_143">powtarzają</text:span><text:span text:style-name="T10_144">,<text:s/></text:span><text:span text:style-name="T10_145">ale</text:span><text:span text:style-name="T10_146"><text:s/></text:span><text:span text:style-name="T10_147">nie</text:span><text:span text:style-name="T10_148"><text:s/></text:span><text:span text:style-name="T10_149">są</text:span><text:span text:style-name="T10_150"><text:s/></text:span><text:span text:style-name="T10_151">swoimi</text:span><text:span text:style-name="T10_152"><text:s/></text:span><text:span text:style-name="T10_153">idealnymi</text:span><text:span text:style-name="T10_154"><text:s/></text:span><text:span text:style-name="T10_155">kopiami</text:span><text:span text:style-name="T10_156">.<text:s/></text:span><text:span text:style-name="T10_157">Nie</text:span><text:span text:style-name="T10_158"><text:s/></text:span><text:span text:style-name="T10_159">wiemy</text:span><text:span text:style-name="T10_160">,<text:s/></text:span><text:span text:style-name="T10_161">na</text:span><text:span text:style-name="T10_162"><text:s/></text:span><text:span text:style-name="T10_163">ile</text:span><text:span text:style-name="T10_164"><text:s/></text:span><text:span text:style-name="T10_165">było</text:span><text:span text:style-name="T10_166"><text:s/></text:span><text:span text:style-name="T10_167">to</text:span><text:span text:style-name="T10_168"><text:s/></text:span><text:span text:style-name="T10_169">posunięcie</text:span><text:span text:style-name="T10_170"><text:s/></text:span><text:span text:style-name="T10_171">wykonane</text:span><text:span text:style-name="T10_172"><text:s/></text:span><text:span text:style-name="T10_173">z</text:span><text:span text:style-name="T10_174"><text:s/></text:span><text:span text:style-name="T10_175">pełną</text:span><text:span text:style-name="T10_176"><text:s/></text:span><text:span text:style-name="T10_177">premedytacją</text:span><text:span text:style-name="T10_178">,<text:s/></text:span><text:span text:style-name="T10_179">jak</text:span><text:span text:style-name="T10_180"><text:s/></text:span><text:span text:style-name="T10_181">na</text:span><text:span text:style-name="T10_182"><text:s/></text:span><text:span text:style-name="T10_183">razie</text:span><text:span text:style-name="T10_184"><text:s/></text:span><text:span text:style-name="T10_185">jednak</text:span><text:span text:style-name="T10_186"><text:s/></text:span><text:span text:style-name="T10_187">sprawdza</text:span><text:span text:style-name="T10_188"><text:s/></text:span><text:span text:style-name="T10_189">się</text:span><text:span text:style-name="T10_190"><text:s/></text:span><text:span text:style-name="T10_191">ono</text:span><text:span text:style-name="T10_192"><text:s/></text:span><text:span text:style-name="T10_193">znakomicie</text:span><text:span text:style-name="T10_194">,<text:s/></text:span><text:span text:style-name="T10_195">nadając</text:span><text:span text:style-name="T10_196"><text:s/></text:span><text:span text:style-name="T10_197">ludzkiemu</text:span><text:span text:style-name="T10_198"><text:s/></text:span><text:span text:style-name="T10_199">światu</text:span><text:span text:style-name="T10_200"><text:s/></text:span><text:span text:style-name="T10_201">element</text:span><text:span text:style-name="T10_202"><text:s/></text:span><text:span text:style-name="T10_203">odmienności</text:span><text:span text:style-name="T10_204"><text:s/></text:span><text:span text:style-name="T10_205">nie</text:span><text:span text:style-name="T10_206"><text:s/></text:span><text:span text:style-name="T10_207">wynikający</text:span><text:span text:style-name="T10_208"><text:s/></text:span><text:span text:style-name="T10_209">jedynie</text:span><text:span text:style-name="T10_210"><text:s/></text:span><text:span text:style-name="T10_211">z</text:span><text:span text:style-name="T10_212"><text:s/></text:span><text:span text:style-name="T10_213">różnic</text:span><text:span text:style-name="T10_214"><text:s/></text:span><text:span text:style-name="T10_215">technologicznych</text:span><text:span text:style-name="T10_216">.</text:span></text:p>
      <text:p text:style-name="P11"><text:span text:style-name="T11_1">Finałowa</text:span><text:span text:style-name="T11_2"><text:s/></text:span><text:span text:style-name="T11_3">walka</text:span><text:span text:style-name="T11_4"><text:s/></text:span><text:span text:style-name="T11_5">i</text:span><text:span text:style-name="T11_6"><text:s/></text:span><text:span text:style-name="T11_7">przemiany</text:span><text:span text:style-name="T11_8"><text:s/></text:span><text:span text:style-name="T11_9">Sunset</text:span><text:span text:style-name="T11_10"><text:s/></text:span><text:span text:style-name="T11_11">i</text:span><text:span text:style-name="T11_12"><text:s/></text:span><text:span text:style-name="T11_13">Twilight</text:span><text:span text:style-name="T11_14"><text:s/></text:span><text:span text:style-name="T11_15">były</text:span><text:span text:style-name="T11_16"><text:s/></text:span><text:span text:style-name="T11_17">bardzo</text:span><text:span text:style-name="T11_18"><text:s/></text:span><text:span text:style-name="T11_19">przyzwoite</text:span><text:span text:style-name="T11_20"><text:s/></text:span><text:span text:style-name="T11_21">i</text:span><text:span text:style-name="T11_22"><text:s/></text:span><text:span text:style-name="T11_23">całkowicie</text:span><text:span text:style-name="T11_24"><text:s/></text:span><text:span text:style-name="T11_25">mnie</text:span><text:span text:style-name="T11_26"><text:s/></text:span><text:span text:style-name="T11_27">usatysfakcjonowały</text:span><text:span text:style-name="T11_28">.<text:s/>„</text:span><text:span text:style-name="T11_29">Finalne</text:span><text:span text:style-name="T11_30"><text:s/></text:span><text:span text:style-name="T11_31">formy</text:span><text:span text:style-name="T11_32">”<text:s/></text:span><text:span text:style-name="T11_33">obu</text:span><text:span text:style-name="T11_34"><text:s/></text:span><text:span text:style-name="T11_35">bohaterek</text:span><text:span text:style-name="T11_36"><text:s/></text:span><text:span text:style-name="T11_37">mogą</text:span><text:span text:style-name="T11_38"><text:s/></text:span><text:span text:style-name="T11_39">według</text:span><text:span text:style-name="T11_40"><text:s/></text:span><text:span text:style-name="T11_41">niektórych</text:span><text:span text:style-name="T11_42"><text:s/></text:span><text:span text:style-name="T11_43">budzić</text:span><text:span text:style-name="T11_44"><text:s/></text:span><text:span text:style-name="T11_45">zastrzeżenia</text:span><text:span text:style-name="T11_46">,<text:s/></text:span><text:span text:style-name="T11_47">ja</text:span><text:span text:style-name="T11_48"><text:s/></text:span><text:span text:style-name="T11_49">jednak</text:span><text:span text:style-name="T11_50"><text:s/></text:span><text:span text:style-name="T11_51">zawsze</text:span><text:span text:style-name="T11_52"><text:s/></text:span><text:span text:style-name="T11_53">biorę</text:span><text:span text:style-name="T11_54"><text:s/></text:span><text:span text:style-name="T11_55">poprawkę</text:span><text:span text:style-name="T11_56"><text:s/></text:span><text:span text:style-name="T11_57">na</text:span><text:span text:style-name="T11_58"><text:s/></text:span><text:span text:style-name="T11_59">fakt</text:span><text:span text:style-name="T11_60">,<text:s/></text:span><text:span text:style-name="T11_61">że</text:span><text:span text:style-name="T11_62"><text:s/></text:span><text:span text:style-name="T11_63">ich</text:span><text:span text:style-name="T11_64"><text:s/></text:span><text:span text:style-name="T11_65">projekt</text:span><text:span text:style-name="T11_66"><text:s/></text:span><text:span text:style-name="T11_67">skierowany</text:span><text:span text:style-name="T11_68"><text:s/></text:span><text:span text:style-name="T11_69">jest</text:span><text:span text:style-name="T11_70"><text:s/></text:span><text:span text:style-name="T11_71">na</text:span><text:span text:style-name="T11_72"><text:s/></text:span><text:span text:style-name="T11_73">docelowy</text:span><text:span text:style-name="T11_74"><text:s/></text:span><text:span text:style-name="T11_75">target</text:span><text:span text:style-name="T11_76"><text:s/></text:span><text:span text:style-name="T11_77">filmów</text:span><text:span text:style-name="T11_78"><text:s/></text:span><text:span text:style-name="T11_79">i</text:span><text:span text:style-name="T11_80"><text:s/></text:span><text:span text:style-name="T11_81">przez</text:span><text:span text:style-name="T11_82"><text:s/></text:span><text:span text:style-name="T11_83">to</text:span><text:span text:style-name="T11_84"><text:s/></text:span><text:span text:style-name="T11_85">siłą</text:span><text:span text:style-name="T11_86"><text:s/></text:span><text:span text:style-name="T11_87">rzeczy</text:span><text:span text:style-name="T11_88"><text:s/></text:span><text:span text:style-name="T11_89">często</text:span><text:span text:style-name="T11_90"><text:s/></text:span><text:span text:style-name="T11_91">wygląda</text:span><text:span text:style-name="T11_92"><text:s/></text:span><text:span text:style-name="T11_93">nieco</text:span><text:span text:style-name="T11_94"><text:s/></text:span><text:span text:style-name="T11_95">kiczowato</text:span><text:span text:style-name="T11_96">.<text:s/></text:span><text:span text:style-name="T11_97">Niemniej</text:span><text:span text:style-name="T11_98"><text:s/></text:span><text:span text:style-name="T11_99">jednak</text:span><text:span text:style-name="T11_100"><text:s/></text:span><text:span text:style-name="T11_101">i</text:span><text:span text:style-name="T11_102"><text:s/></text:span><text:span text:style-name="T11_103">starszego</text:span><text:span text:style-name="T11_104"><text:s/></text:span><text:span text:style-name="T11_105">widza</text:span><text:span text:style-name="T11_106"><text:s/></text:span><text:span text:style-name="T11_107">nie</text:span><text:span text:style-name="T11_108"><text:s/></text:span><text:span text:style-name="T11_109">powinny</text:span><text:span text:style-name="T11_110"><text:s/></text:span><text:span text:style-name="T11_111">one</text:span><text:span text:style-name="T11_112"><text:s/></text:span><text:span text:style-name="T11_113">zbytnio</text:span><text:span text:style-name="T11_114"><text:s/></text:span><text:span text:style-name="T11_115">razić</text:span><text:span text:style-name="T11_116"><text:s/></text:span><text:span text:style-name="T11_117">w</text:span><text:span text:style-name="T11_118"><text:s/></text:span><text:span text:style-name="T11_119">oczy</text:span><text:span text:style-name="T11_120">.</text:span></text:p>
      <text:p text:style-name="P12"><text:span text:style-name="T12_1">Ostatnim</text:span><text:span text:style-name="T12_2"><text:s/></text:span><text:span text:style-name="T12_3">pozytywnym</text:span><text:span text:style-name="T12_4"><text:s/></text:span><text:span text:style-name="T12_5">aspektem</text:span><text:span text:style-name="T12_6"><text:s/></text:span><text:span text:style-name="T12_7">wartym</text:span><text:span text:style-name="T12_8"><text:s/></text:span><text:span text:style-name="T12_9">wspomnienia</text:span><text:span text:style-name="T12_10"><text:s/></text:span><text:span text:style-name="T12_11">jest</text:span><text:span text:style-name="T12_12"><text:s/></text:span><text:span text:style-name="T12_13">nieobecność</text:span><text:span text:style-name="T12_14"><text:s/></text:span><text:span text:style-name="T12_15">w</text:span><text:span text:style-name="T12_16"><text:s/></text:span><text:span text:style-name="T12_17">filmie</text:span><text:span text:style-name="T12_18"><text:s/></text:span><text:span text:style-name="T12_19">księżniczki</text:span><text:span text:style-name="T12_20"><text:s/></text:span><text:span text:style-name="T12_21">Twilight</text:span><text:span text:style-name="T12_22"><text:s/>–<text:s/></text:span><text:span text:style-name="T12_23">pojawia</text:span><text:span text:style-name="T12_24"><text:s/></text:span><text:span text:style-name="T12_25">się</text:span><text:span text:style-name="T12_26"><text:s/></text:span><text:span text:style-name="T12_27">ona</text:span><text:span text:style-name="T12_28"><text:s/></text:span><text:span text:style-name="T12_29">dopiero</text:span><text:span text:style-name="T12_30"><text:s/></text:span><text:span text:style-name="T12_31">na</text:span><text:span text:style-name="T12_32"><text:s/></text:span><text:span text:style-name="T12_33">sam</text:span><text:span text:style-name="T12_34"><text:s/></text:span><text:span text:style-name="T12_35">koniec</text:span><text:span text:style-name="T12_36">.<text:s/></text:span><text:span text:style-name="T12_37">W</text:span><text:span text:style-name="T12_38"><text:s/></text:span><text:span text:style-name="T12_39">ten</text:span><text:span text:style-name="T12_40"><text:s/></text:span><text:span text:style-name="T12_41">sposób</text:span><text:span text:style-name="T12_42"><text:s/></text:span><text:span text:style-name="T12_43">twórcy</text:span><text:span text:style-name="T12_44"><text:s/></text:span><text:span text:style-name="T12_45">niejako</text:span><text:span text:style-name="T12_46"><text:s/>„</text:span><text:span text:style-name="T12_47">uwalniają</text:span><text:span text:style-name="T12_48">”<text:s/></text:span><text:span text:style-name="T12_49">serię</text:span><text:span text:style-name="T12_50"><text:s/></text:span><text:span text:style-name="T12_51">EqG</text:span><text:span text:style-name="T12_52">,<text:s/></text:span><text:span text:style-name="T12_53">kierując</text:span><text:span text:style-name="T12_54"><text:s/></text:span><text:span text:style-name="T12_55">ją</text:span><text:span text:style-name="T12_56"><text:s/></text:span><text:span text:style-name="T12_57">coraz</text:span><text:span text:style-name="T12_58"><text:s/></text:span><text:span text:style-name="T12_59">dalej</text:span><text:span text:style-name="T12_60"><text:s/></text:span><text:span text:style-name="T12_61">od</text:span><text:span text:style-name="T12_62"><text:s/></text:span><text:span text:style-name="T12_63">źródła</text:span><text:span text:style-name="T12_64">,<text:s/></text:span><text:span text:style-name="T12_65">czyli</text:span><text:span text:style-name="T12_66"><text:s/></text:span><text:span text:style-name="T12_67">samego</text:span><text:span text:style-name="T12_68"><text:s/></text:span><text:span text:style-name="T12_69">serialu</text:span><text:span text:style-name="T12_70">.<text:s/></text:span><text:span text:style-name="T12_71">W</text:span><text:span text:style-name="T12_72"><text:s/></text:span><text:span text:style-name="T12_73">moim</text:span><text:span text:style-name="T12_74"><text:s/></text:span><text:span text:style-name="T12_75">odczuciu</text:span><text:span text:style-name="T12_76"><text:s/></text:span><text:span text:style-name="T12_77">sprawia</text:span><text:span text:style-name="T12_78"><text:s/></text:span><text:span text:style-name="T12_79">to</text:span><text:span text:style-name="T12_80">,<text:s/></text:span><text:span text:style-name="T12_81">że</text:span><text:span text:style-name="T12_82"><text:s/></text:span><text:span text:style-name="T12_83">seria</text:span><text:span text:style-name="T12_84"><text:s/></text:span><text:span text:style-name="T12_85">z</text:span><text:span text:style-name="T12_86"><text:s/></text:span><text:span text:style-name="T12_87">Sunset</text:span><text:span text:style-name="T12_88"><text:s/></text:span><text:span text:style-name="T12_89">w</text:span><text:span text:style-name="T12_90"><text:s/></text:span><text:span text:style-name="T12_91">roli</text:span><text:span text:style-name="T12_92"><text:s/></text:span><text:span text:style-name="T12_93">głównej</text:span><text:span text:style-name="T12_94"><text:s/></text:span><text:span text:style-name="T12_95">staje</text:span><text:span text:style-name="T12_96"><text:s/></text:span><text:span text:style-name="T12_97">się</text:span><text:span text:style-name="T12_98"><text:s/></text:span><text:span text:style-name="T12_99">bardziej</text:span><text:span text:style-name="T12_100"><text:s/></text:span><text:span text:style-name="T12_101">samodzielna</text:span><text:span text:style-name="T12_102">,<text:s/></text:span><text:span text:style-name="T12_103">co</text:span><text:span text:style-name="T12_104"><text:s/></text:span><text:span text:style-name="T12_105">może</text:span><text:span text:style-name="T12_106"><text:s/></text:span><text:span text:style-name="T12_107">wyjść</text:span><text:span text:style-name="T12_108"><text:s/></text:span><text:span text:style-name="T12_109">jej</text:span><text:span text:style-name="T12_110"><text:s/></text:span><text:span text:style-name="T12_111">tylko</text:span><text:span text:style-name="T12_112"><text:s/></text:span><text:span text:style-name="T12_113">na</text:span><text:span text:style-name="T12_114"><text:s/></text:span><text:span text:style-name="T12_115">dobre</text:span><text:span text:style-name="T12_116">.</text:span></text:p>
      <text:p text:style-name="P13"><text:span text:style-name="T13_1">Właściwie</text:span><text:span text:style-name="T13_2"><text:s/></text:span><text:span text:style-name="T13_3">jedyną</text:span><text:span text:style-name="T13_4"><text:s/></text:span><text:span text:style-name="T13_5">rzeczą</text:span><text:span text:style-name="T13_6">,<text:s/></text:span><text:span text:style-name="T13_7">do</text:span><text:span text:style-name="T13_8"><text:s/></text:span><text:span text:style-name="T13_9">której</text:span><text:span text:style-name="T13_10"><text:s/></text:span><text:span text:style-name="T13_11">mam</text:span><text:span text:style-name="T13_12"><text:s/></text:span><text:span text:style-name="T13_13">zastrzeżenia</text:span><text:span text:style-name="T13_14">,<text:s/></text:span><text:span text:style-name="T13_15">są</text:span><text:span text:style-name="T13_16"><text:s/></text:span><text:span text:style-name="T13_17">piosenki</text:span><text:span text:style-name="T13_18">.<text:s/></text:span><text:span text:style-name="T13_19">Owszem</text:span><text:span text:style-name="T13_20">,<text:s/></text:span><text:span text:style-name="T13_21">są</text:span><text:span text:style-name="T13_22"><text:s/></text:span><text:span text:style-name="T13_23">przyzwoite</text:span><text:span text:style-name="T13_24"><text:s/></text:span><text:span text:style-name="T13_25">i</text:span><text:span text:style-name="T13_26"><text:s/></text:span><text:span text:style-name="T13_27">generalnie</text:span><text:span text:style-name="T13_28"><text:s/></text:span><text:span text:style-name="T13_29">trzymają</text:span><text:span text:style-name="T13_30"><text:s/></text:span><text:span text:style-name="T13_31">dobry</text:span><text:span text:style-name="T13_32"><text:s/></text:span><text:span text:style-name="T13_33">poziom</text:span><text:span text:style-name="T13_34">,<text:s/></text:span><text:span text:style-name="T13_35">nie</text:span><text:span text:style-name="T13_36"><text:s/></text:span><text:span text:style-name="T13_37">są</text:span><text:span text:style-name="T13_38"><text:s/></text:span><text:span text:style-name="T13_39">jednak</text:span><text:span text:style-name="T13_40"><text:s/></text:span><text:span text:style-name="T13_41">na</text:span><text:span text:style-name="T13_42"><text:s/></text:span><text:span text:style-name="T13_43">tyle</text:span><text:span text:style-name="T13_44"><text:s/></text:span><text:span text:style-name="T13_45">wpadające</text:span><text:span text:style-name="T13_46"><text:s/></text:span><text:span text:style-name="T13_47">w</text:span><text:span text:style-name="T13_48"><text:s/></text:span><text:span text:style-name="T13_49">ucho</text:span><text:span text:style-name="T13_50">,<text:s/></text:span><text:span text:style-name="T13_51">aby</text:span><text:span text:style-name="T13_52"><text:s/></text:span><text:span text:style-name="T13_53">widz</text:span><text:span text:style-name="T13_54"><text:s/></text:span><text:span text:style-name="T13_55">zapamiętał</text:span><text:span text:style-name="T13_56"><text:s/></text:span><text:span text:style-name="T13_57">je</text:span><text:span text:style-name="T13_58"><text:s/></text:span><text:span text:style-name="T13_59">na</text:span><text:span text:style-name="T13_60"><text:s/></text:span><text:span text:style-name="T13_61">dłużej</text:span><text:span text:style-name="T13_62"><text:s/>–<text:s/>„</text:span><text:span text:style-name="T13_63">Friendship</text:span><text:span text:style-name="T13_64"><text:s/></text:span><text:span text:style-name="T13_65">Games</text:span><text:span text:style-name="T13_66">”<text:s/></text:span><text:span text:style-name="T13_67">wypada</text:span><text:span text:style-name="T13_68"><text:s/></text:span><text:span text:style-name="T13_69">pod</text:span><text:span text:style-name="T13_70"><text:s/></text:span><text:span text:style-name="T13_71">tym</text:span><text:span text:style-name="T13_72"><text:s/></text:span><text:span text:style-name="T13_73">względem</text:span><text:span text:style-name="T13_74"><text:s/></text:span><text:span text:style-name="T13_75">słabo</text:span><text:span text:style-name="T13_76">,<text:s/></text:span><text:span text:style-name="T13_77">zwłaszcza</text:span><text:span text:style-name="T13_78"><text:s/></text:span><text:span text:style-name="T13_79">w</text:span><text:span text:style-name="T13_80"><text:s/></text:span><text:span text:style-name="T13_81">porównaniu</text:span><text:span text:style-name="T13_82"><text:s/></text:span><text:span text:style-name="T13_83">do</text:span><text:span text:style-name="T13_84"><text:s/>„</text:span><text:span text:style-name="T13_85">Rainbow</text:span><text:span text:style-name="T13_86"><text:s/></text:span><text:span text:style-name="T13_87">Rocks</text:span><text:span text:style-name="T13_88">”,<text:s/></text:span><text:span text:style-name="T13_89">aczkolwiek</text:span><text:span text:style-name="T13_90"><text:s/></text:span><text:span text:style-name="T13_91">nawet</text:span><text:span text:style-name="T13_92"><text:s/></text:span><text:span text:style-name="T13_93">pierwsza</text:span><text:span text:style-name="T13_94"><text:s/></text:span><text:span text:style-name="T13_95">część</text:span><text:span text:style-name="T13_96"><text:s/></text:span><text:span text:style-name="T13_97">miała</text:span><text:span text:style-name="T13_98"><text:s/></text:span><text:span text:style-name="T13_99">co</text:span><text:span text:style-name="T13_100"><text:s/></text:span><text:span text:style-name="T13_101">najmniej</text:span><text:span text:style-name="T13_102"><text:s/></text:span><text:span text:style-name="T13_103">jedną</text:span><text:span text:style-name="T13_104"><text:s/>„</text:span><text:span text:style-name="T13_105">główną</text:span><text:span text:style-name="T13_106">”<text:s/></text:span><text:span text:style-name="T13_107">piosenkę</text:span><text:span text:style-name="T13_108">,<text:s/></text:span><text:span text:style-name="T13_109">której</text:span><text:span text:style-name="T13_110"><text:s/></text:span><text:span text:style-name="T13_111">nie</text:span><text:span text:style-name="T13_112"><text:s/></text:span><text:span text:style-name="T13_113">można</text:span><text:span text:style-name="T13_114"><text:s/></text:span><text:span text:style-name="T13_115">było</text:span><text:span text:style-name="T13_116"><text:s/></text:span><text:span text:style-name="T13_117">nie</text:span><text:span text:style-name="T13_118"><text:s/></text:span><text:span text:style-name="T13_119">słuchać</text:span><text:span text:style-name="T13_120"><text:s/></text:span><text:span text:style-name="T13_121">potem</text:span><text:span text:style-name="T13_122"><text:s/></text:span><text:span text:style-name="T13_123">w</text:span><text:span text:style-name="T13_124"><text:s/></text:span><text:span text:style-name="T13_125">kółko</text:span><text:span text:style-name="T13_126">.<text:s/></text:span><text:span text:style-name="T13_127">Podobnie</text:span><text:span text:style-name="T13_128"><text:s/></text:span><text:span text:style-name="T13_129">w</text:span><text:span text:style-name="T13_130"><text:s/></text:span><text:span text:style-name="T13_131">pierwszych</text:span><text:span text:style-name="T13_132"><text:s/></text:span><text:span text:style-name="T13_133">dwóch</text:span><text:span text:style-name="T13_134"><text:s/></text:span><text:span text:style-name="T13_135">częściach</text:span><text:span text:style-name="T13_136"><text:s/></text:span><text:span text:style-name="T13_137">bardzo</text:span><text:span text:style-name="T13_138"><text:s/></text:span><text:span text:style-name="T13_139">podobały</text:span><text:span text:style-name="T13_140"><text:s/></text:span><text:span text:style-name="T13_141">mi</text:span><text:span text:style-name="T13_142"><text:s/></text:span><text:span text:style-name="T13_143">się</text:span><text:span text:style-name="T13_144"><text:s/></text:span><text:span text:style-name="T13_145">utwory</text:span><text:span text:style-name="T13_146"><text:s/></text:span><text:span text:style-name="T13_147">z</text:span><text:span text:style-name="T13_148"><text:s/></text:span><text:span text:style-name="T13_149">czołówki</text:span><text:span text:style-name="T13_150"><text:s/></text:span><text:span text:style-name="T13_151">i</text:span><text:span text:style-name="T13_152"><text:s/></text:span><text:span text:style-name="T13_153">napisów</text:span><text:span text:style-name="T13_154"><text:s/></text:span><text:span text:style-name="T13_155">końcowych</text:span><text:span text:style-name="T13_156">.<text:s/></text:span><text:span text:style-name="T13_157">W</text:span><text:span text:style-name="T13_158"><text:s/></text:span><text:span text:style-name="T13_159">trzecim</text:span><text:span text:style-name="T13_160"><text:s/></text:span><text:span text:style-name="T13_161">filmie</text:span><text:span text:style-name="T13_162"><text:s/></text:span><text:span text:style-name="T13_163">zaś</text:span><text:span text:style-name="T13_164"><text:s/></text:span><text:span text:style-name="T13_165">pierwsza</text:span><text:span text:style-name="T13_166"><text:s/></text:span><text:span text:style-name="T13_167">piosenka</text:span><text:span text:style-name="T13_168">,<text:s/></text:span><text:span text:style-name="T13_169">choć</text:span><text:span text:style-name="T13_170"><text:s/></text:span><text:span text:style-name="T13_171">nie</text:span><text:span text:style-name="T13_172"><text:s/></text:span><text:span text:style-name="T13_173">najgorsza</text:span><text:span text:style-name="T13_174">,<text:s/></text:span><text:span text:style-name="T13_175">to</text:span><text:span text:style-name="T13_176"><text:s/></text:span><text:span text:style-name="T13_177">nie</text:span><text:span text:style-name="T13_178"><text:s/></text:span><text:span text:style-name="T13_179">zapadała</text:span><text:span text:style-name="T13_180"><text:s/></text:span><text:span text:style-name="T13_181">w</text:span><text:span text:style-name="T13_182"><text:s/></text:span><text:span text:style-name="T13_183">pamięć</text:span><text:span text:style-name="T13_184">,<text:s/></text:span><text:span text:style-name="T13_185">a</text:span><text:span text:style-name="T13_186"><text:s/></text:span><text:span text:style-name="T13_187">utworu</text:span><text:span text:style-name="T13_188"><text:s/></text:span><text:span text:style-name="T13_189">przy</text:span><text:span text:style-name="T13_190"><text:s/></text:span><text:span text:style-name="T13_191">creditsach</text:span><text:span text:style-name="T13_192"><text:s/></text:span><text:span text:style-name="T13_193">nie</text:span><text:span text:style-name="T13_194"><text:s/></text:span><text:span text:style-name="T13_195">było</text:span><text:span text:style-name="T13_196"><text:s/></text:span><text:span text:style-name="T13_197">wcale</text:span><text:span text:style-name="T13_198">.<text:s/></text:span><text:span text:style-name="T13_199">Być</text:span><text:span text:style-name="T13_200"><text:s/></text:span><text:span text:style-name="T13_201">może</text:span><text:span text:style-name="T13_202"><text:s/></text:span><text:span text:style-name="T13_203">dodana</text:span><text:span text:style-name="T13_204"><text:s/></text:span><text:span text:style-name="T13_205">zostanie</text:span><text:span text:style-name="T13_206"><text:s/></text:span><text:span text:style-name="T13_207">w</text:span><text:span text:style-name="T13_208"><text:s/></text:span><text:span text:style-name="T13_209">wersji</text:span><text:span text:style-name="T13_210"><text:s/></text:span><text:span text:style-name="T13_211">na</text:span><text:span text:style-name="T13_212"><text:s/></text:span><text:span text:style-name="T13_213">DVD</text:span><text:span text:style-name="T13_214">?<text:s/></text:span><text:span text:style-name="T13_215">Tak</text:span><text:span text:style-name="T13_216"><text:s/></text:span><text:span text:style-name="T13_217">czy</text:span><text:span text:style-name="T13_218"><text:s/></text:span><text:span text:style-name="T13_219">siak</text:span><text:span text:style-name="T13_220">,<text:s/></text:span><text:span text:style-name="T13_221">trochę</text:span><text:span text:style-name="T13_222"><text:s/></text:span><text:span text:style-name="T13_223">się</text:span><text:span text:style-name="T13_224"><text:s/></text:span><text:span text:style-name="T13_225">pod</text:span><text:span text:style-name="T13_226"><text:s/></text:span><text:span text:style-name="T13_227">tym</text:span><text:span text:style-name="T13_228"><text:s/></text:span><text:span text:style-name="T13_229">względem</text:span><text:span text:style-name="T13_230"><text:s/></text:span><text:span text:style-name="T13_231">zawiodłem</text:span><text:span text:style-name="T13_232">.</text:span></text:p>
      <text:p text:style-name="P14"><text:span text:style-name="T14_1">Podsumowując</text:span><text:span text:style-name="T14_2">,<text:s/>„</text:span><text:span text:style-name="T14_3">Friendship</text:span><text:span text:style-name="T14_4"><text:s/></text:span><text:span text:style-name="T14_5">Games</text:span><text:span text:style-name="T14_6">”<text:s/></text:span><text:span text:style-name="T14_7">utrzymały</text:span><text:span text:style-name="T14_8"><text:s/></text:span><text:span text:style-name="T14_9">dobry</text:span><text:span text:style-name="T14_10"><text:s/></text:span><text:span text:style-name="T14_11">poziom</text:span><text:span text:style-name="T14_12"><text:s/></text:span><text:span text:style-name="T14_13">poprzednich</text:span><text:span text:style-name="T14_14"><text:s/></text:span><text:span text:style-name="T14_15">części</text:span><text:span text:style-name="T14_16">,<text:s/></text:span><text:span text:style-name="T14_17">kompensując</text:span><text:span text:style-name="T14_18"><text:s/></text:span><text:span text:style-name="T14_19">braki</text:span><text:span text:style-name="T14_20"><text:s/></text:span><text:span text:style-name="T14_21">w</text:span><text:span text:style-name="T14_22"><text:s/></text:span><text:span text:style-name="T14_23">piosenkach</text:span><text:span text:style-name="T14_24"><text:s/></text:span><text:span text:style-name="T14_25">pozostałymi</text:span><text:span text:style-name="T14_26"><text:s/></text:span><text:span text:style-name="T14_27">elementami</text:span><text:span text:style-name="T14_28">.<text:s/></text:span><text:span text:style-name="T14_29">Szczerze</text:span><text:span text:style-name="T14_30"><text:s/></text:span><text:span text:style-name="T14_31">polecam</text:span><text:span text:style-name="T14_32"><text:s/></text:span><text:span text:style-name="T14_33">każdemu</text:span><text:span text:style-name="T14_34"><text:s/></text:span><text:span text:style-name="T14_35">fanowi</text:span><text:span text:style-name="T14_36"><text:s/></text:span><text:span text:style-name="T14_37">kucyków</text:span><text:span text:style-name="T14_38"><text:s/>–<text:s/></text:span><text:span text:style-name="T14_39">na</text:span><text:span text:style-name="T14_40"><text:s/></text:span><text:span text:style-name="T14_41">pewno</text:span><text:span text:style-name="T14_42"><text:s/></text:span><text:span text:style-name="T14_43">się</text:span><text:span text:style-name="T14_44"><text:s/></text:span><text:span text:style-name="T14_45">nie</text:span><text:span text:style-name="T14_46"><text:s/></text:span><text:span text:style-name="T14_47">zawiedziecie</text:span><text:span text:style-name="T14_48">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